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  <manifest:file-entry manifest:full-path="Pictures/100000000000005000000010E101A7130EDAA4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" svg:font-family="Times" style:font-adornments="Félkövér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3" style:family="table">
      <style:table-properties style:width="7.3201in" fo:margin-left="-0.4417in" fo:margin-right="-0.2951in" table:align="margins" style:may-break-between-rows="true"/>
    </style:style>
    <style:style style:name="Táblázat13.A" style:family="table-column">
      <style:table-column-properties style:column-width="0.1611in" style:rel-column-width="1442*"/>
    </style:style>
    <style:style style:name="Táblázat13.B" style:family="table-column">
      <style:table-column-properties style:column-width="1.0229in" style:rel-column-width="9157*"/>
    </style:style>
    <style:style style:name="Táblázat13.C" style:family="table-column">
      <style:table-column-properties style:column-width="0.4924in" style:rel-column-width="4407*"/>
    </style:style>
    <style:style style:name="Táblázat13.D" style:family="table-column">
      <style:table-column-properties style:column-width="2.4521in" style:rel-column-width="21952*"/>
    </style:style>
    <style:style style:name="Táblázat13.E" style:family="table-column">
      <style:table-column-properties style:column-width="3.1917in" style:rel-column-width="28577*"/>
    </style:style>
    <style:style style:name="Táblázat13.1" style:family="table-row">
      <style:table-row-properties fo:keep-together="always"/>
    </style:style>
    <style:style style:name="Táblázat13.A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382in" fo:border-left="0.05pt solid #000000" fo:border-right="none" fo:border-top="none" fo:border-bottom="0.05pt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" style:family="table">
      <style:table-properties style:width="6.5833in" table:align="margins" style:may-break-between-rows="true"/>
    </style:style>
    <style:style style:name="Táblázat4.A" style:family="table-column">
      <style:table-column-properties style:column-width="0.2674in" style:rel-column-width="2659*"/>
    </style:style>
    <style:style style:name="Táblázat4.B" style:family="table-column">
      <style:table-column-properties style:column-width="1.1583in" style:rel-column-width="11534*"/>
    </style:style>
    <style:style style:name="Táblázat4.C" style:family="table-column">
      <style:table-column-properties style:column-width="0.6528in" style:rel-column-width="6495*"/>
    </style:style>
    <style:style style:name="Táblázat4.D" style:family="table-column">
      <style:table-column-properties style:column-width="1.4069in" style:rel-column-width="14003*"/>
    </style:style>
    <style:style style:name="Táblázat4.E" style:family="table-column">
      <style:table-column-properties style:column-width="3.0986in" style:rel-column-width="30844*"/>
    </style:style>
    <style:style style:name="Táblázat4.1" style:family="table-row">
      <style:table-row-properties fo:keep-together="always"/>
    </style:style>
    <style:style style:name="Táblázat4.A1" style:family="table-cell">
      <style:table-cell-properties style:vertical-align="middle" fo:background-color="#ff66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7" style:family="table">
      <style:table-properties style:width="6.6854in" table:align="right" style:may-break-between-rows="false"/>
    </style:style>
    <style:style style:name="Táblázat7.A" style:family="table-column">
      <style:table-column-properties style:column-width="0.2653in"/>
    </style:style>
    <style:style style:name="Táblázat7.B" style:family="table-column">
      <style:table-column-properties style:column-width="1.4396in"/>
    </style:style>
    <style:style style:name="Táblázat7.C" style:family="table-column">
      <style:table-column-properties style:column-width="0.8521in"/>
    </style:style>
    <style:style style:name="Táblázat7.D" style:family="table-column">
      <style:table-column-properties style:column-width="1.4958in"/>
    </style:style>
    <style:style style:name="Táblázat7.E" style:family="table-column">
      <style:table-column-properties style:column-width="2.6326in"/>
    </style:style>
    <style:style style:name="Táblázat7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" style:family="table">
      <style:table-properties style:width="6.5833in" table:align="margins" style:may-break-between-rows="true"/>
    </style:style>
    <style:style style:name="Táblázat12.A" style:family="table-column">
      <style:table-column-properties style:column-width="0.2674in" style:rel-column-width="2659*"/>
    </style:style>
    <style:style style:name="Táblázat12.B" style:family="table-column">
      <style:table-column-properties style:column-width="1.2521in" style:rel-column-width="12466*"/>
    </style:style>
    <style:style style:name="Táblázat12.C" style:family="table-column">
      <style:table-column-properties style:column-width="0.6146in" style:rel-column-width="6120*"/>
    </style:style>
    <style:style style:name="Táblázat12.D" style:family="table-column">
      <style:table-column-properties style:column-width="1.4333in" style:rel-column-width="14268*"/>
    </style:style>
    <style:style style:name="Táblázat12.E" style:family="table-column">
      <style:table-column-properties style:column-width="3.016in" style:rel-column-width="30022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7.8208in" fo:margin-left="-0.6799in" fo:margin-right="-0.5576in" fo:break-before="auto" fo:break-after="auto" table:align="margins" style:may-break-between-rows="true"/>
    </style:style>
    <style:style style:name="Táblázat3.A" style:family="table-column">
      <style:table-column-properties style:column-width="0.2486in" style:rel-column-width="2083*"/>
    </style:style>
    <style:style style:name="Táblázat3.B" style:family="table-column">
      <style:table-column-properties style:column-width="1.2979in" style:rel-column-width="10875*"/>
    </style:style>
    <style:style style:name="Táblázat3.C" style:family="table-column">
      <style:table-column-properties style:column-width="0.5771in" style:rel-column-width="4835*"/>
    </style:style>
    <style:style style:name="Táblázat3.D" style:family="table-column">
      <style:table-column-properties style:column-width="1.5625in" style:rel-column-width="13093*"/>
    </style:style>
    <style:style style:name="Táblázat3.E" style:family="table-column">
      <style:table-column-properties style:column-width="4.1347in" style:rel-column-width="34649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4" style:family="table">
      <style:table-properties style:width="4.0576in" table:align="margins" style:may-break-between-rows="false"/>
    </style:style>
    <style:style style:name="Táblázat14.A" style:family="table-column">
      <style:table-column-properties style:column-width="0.7958in" style:rel-column-width="12850*"/>
    </style:style>
    <style:style style:name="Táblázat14.B" style:family="table-column">
      <style:table-column-properties style:column-width="0.5042in" style:rel-column-width="8144*"/>
    </style:style>
    <style:style style:name="Táblázat14.C" style:family="table-column">
      <style:table-column-properties style:column-width="0.5028in" style:rel-column-width="8121*"/>
    </style:style>
    <style:style style:name="Táblázat14.D" style:family="table-column">
      <style:table-column-properties style:column-width="0.7535in" style:rel-column-width="12165*"/>
    </style:style>
    <style:style style:name="Táblázat14.E" style:family="table-column">
      <style:table-column-properties style:column-width="0.7528in" style:rel-column-width="12154*"/>
    </style:style>
    <style:style style:name="Táblázat14.F" style:family="table-column">
      <style:table-column-properties style:column-width="0.7493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8542in" style:rel-width="95%" fo:margin-left="0.0604in" table:align="left" style:may-break-between-rows="false"/>
    </style:style>
    <style:style style:name="Táblázat11.A" style:family="table-column">
      <style:table-column-properties style:column-width="0.8479in" style:rel-column-width="909*"/>
    </style:style>
    <style:style style:name="Táblázat11.B" style:family="table-column">
      <style:table-column-properties style:column-width="1.5049in" style:rel-column-width="1614*"/>
    </style:style>
    <style:style style:name="Táblázat11.C" style:family="table-column">
      <style:table-column-properties style:column-width="1.5014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4" style:family="table">
      <style:table-properties style:width="4.0576in" table:align="margins" style:may-break-between-rows="false"/>
    </style:style>
    <style:style style:name="Táblázat14.A" style:family="table-column">
      <style:table-column-properties style:column-width="0.7958in" style:rel-column-width="12850*"/>
    </style:style>
    <style:style style:name="Táblázat14.B" style:family="table-column">
      <style:table-column-properties style:column-width="0.5042in" style:rel-column-width="8144*"/>
    </style:style>
    <style:style style:name="Táblázat14.C" style:family="table-column">
      <style:table-column-properties style:column-width="0.5028in" style:rel-column-width="8121*"/>
    </style:style>
    <style:style style:name="Táblázat14.D" style:family="table-column">
      <style:table-column-properties style:column-width="0.7535in" style:rel-column-width="12165*"/>
    </style:style>
    <style:style style:name="Táblázat14.E" style:family="table-column">
      <style:table-column-properties style:column-width="0.7528in" style:rel-column-width="12154*"/>
    </style:style>
    <style:style style:name="Táblázat14.F" style:family="table-column">
      <style:table-column-properties style:column-width="0.7493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8542in" style:rel-width="95%" fo:margin-left="0.0604in" table:align="left" style:may-break-between-rows="false"/>
    </style:style>
    <style:style style:name="Táblázat11.A" style:family="table-column">
      <style:table-column-properties style:column-width="0.8479in" style:rel-column-width="909*"/>
    </style:style>
    <style:style style:name="Táblázat11.B" style:family="table-column">
      <style:table-column-properties style:column-width="1.5049in" style:rel-column-width="1614*"/>
    </style:style>
    <style:style style:name="Táblázat11.C" style:family="table-column">
      <style:table-column-properties style:column-width="1.5014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5" style:family="table">
      <style:table-properties style:width="6.5625in" fo:margin-left="0.0125in" fo:margin-right="0.0083in" table:align="margins" style:may-break-between-rows="false"/>
    </style:style>
    <style:style style:name="Táblázat5.A" style:family="table-column">
      <style:table-column-properties style:column-width="0.2556in" style:rel-column-width="2552*"/>
    </style:style>
    <style:style style:name="Táblázat5.B" style:family="table-column">
      <style:table-column-properties style:column-width="1.1556in" style:rel-column-width="11539*"/>
    </style:style>
    <style:style style:name="Táblázat5.C" style:family="table-column">
      <style:table-column-properties style:column-width="0.6625in" style:rel-column-width="6615*"/>
    </style:style>
    <style:style style:name="Táblázat5.D" style:family="table-column">
      <style:table-column-properties style:column-width="1.4021in" style:rel-column-width="14001*"/>
    </style:style>
    <style:style style:name="Táblázat5.E" style:family="table-column">
      <style:table-column-properties style:column-width="3.0868in" style:rel-column-width="30828*"/>
    </style:style>
    <style:style style:name="Táblázat5.A1" style:family="table-cell">
      <style:table-cell-properties style:vertical-align="middle" fo:background-color="#ff9966" fo:padding="0.0382in" fo:border="0.05pt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8" style:family="table">
      <style:table-properties style:width="6.5833in" table:align="margins" style:may-break-between-rows="true"/>
    </style:style>
    <style:style style:name="Táblázat8.A" style:family="table-column">
      <style:table-column-properties style:column-width="0.2674in" style:rel-column-width="2659*"/>
    </style:style>
    <style:style style:name="Táblázat8.B" style:family="table-column">
      <style:table-column-properties style:column-width="1.2806in" style:rel-column-width="12746*"/>
    </style:style>
    <style:style style:name="Táblázat8.C" style:family="table-column">
      <style:table-column-properties style:column-width="0.6146in" style:rel-column-width="6121*"/>
    </style:style>
    <style:style style:name="Táblázat8.D" style:family="table-column">
      <style:table-column-properties style:column-width="1.416in" style:rel-column-width="14093*"/>
    </style:style>
    <style:style style:name="Táblázat8.E" style:family="table-column">
      <style:table-column-properties style:column-width="3.0056in" style:rel-column-width="29916*"/>
    </style:style>
    <style:style style:name="Táblázat8.1" style:family="table-row">
      <style:table-row-properties fo:keep-together="always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" style:family="table">
      <style:table-properties style:width="6.5833in" table:align="margins" style:may-break-between-rows="true"/>
    </style:style>
    <style:style style:name="Táblázat9.A" style:family="table-column">
      <style:table-column-properties style:column-width="0.2674in" style:rel-column-width="2659*"/>
    </style:style>
    <style:style style:name="Táblázat9.B" style:family="table-column">
      <style:table-column-properties style:column-width="1.2806in" style:rel-column-width="12746*"/>
    </style:style>
    <style:style style:name="Táblázat9.C" style:family="table-column">
      <style:table-column-properties style:column-width="0.6146in" style:rel-column-width="6121*"/>
    </style:style>
    <style:style style:name="Táblázat9.D" style:family="table-column">
      <style:table-column-properties style:column-width="1.416in" style:rel-column-width="14093*"/>
    </style:style>
    <style:style style:name="Táblázat9.E" style:family="table-column">
      <style:table-column-properties style:column-width="3.0056in" style:rel-column-width="29916*"/>
    </style:style>
    <style:style style:name="Táblázat9.1" style:family="table-row">
      <style:table-row-properties fo:keep-together="always"/>
    </style:style>
    <style:style style:name="Táblázat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10" style:family="table">
      <style:table-properties style:width="2.9444in" table:align="left" style:may-break-between-rows="false"/>
    </style:style>
    <style:style style:name="Táblázat10.A" style:family="table-column">
      <style:table-column-properties style:column-width="1.0792in"/>
    </style:style>
    <style:style style:name="Táblázat10.B" style:family="table-column">
      <style:table-column-properties style:column-width="0.9319in"/>
    </style:style>
    <style:style style:name="Táblázat10.C" style:family="table-column">
      <style:table-column-properties style:column-width="0.9333in"/>
    </style:style>
    <style:style style:name="Táblázat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382in" fo:border="0.05pt solid #000000"/>
    </style:style>
    <style:style style:name="Táblázat10.A2" style:family="table-cell">
      <style:table-cell-properties fo:padding="0.0382in" fo:border-left="0.05pt solid #000000" fo:border-right="none" fo:border-top="none" fo:border-bottom="0.05pt solid #000000"/>
    </style:style>
    <style:style style:name="Táblázat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0" style:family="table">
      <style:table-properties style:width="2.9444in" table:align="left" style:may-break-between-rows="false"/>
    </style:style>
    <style:style style:name="Táblázat10.A" style:family="table-column">
      <style:table-column-properties style:column-width="1.0792in"/>
    </style:style>
    <style:style style:name="Táblázat10.B" style:family="table-column">
      <style:table-column-properties style:column-width="0.9319in"/>
    </style:style>
    <style:style style:name="Táblázat10.C" style:family="table-column">
      <style:table-column-properties style:column-width="0.9333in"/>
    </style:style>
    <style:style style:name="Táblázat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382in" fo:border="0.05pt solid #000000"/>
    </style:style>
    <style:style style:name="Táblázat10.A2" style:family="table-cell">
      <style:table-cell-properties fo:padding="0.0382in" fo:border-left="0.05pt solid #000000" fo:border-right="none" fo:border-top="none" fo:border-bottom="0.05pt solid #000000"/>
    </style:style>
    <style:style style:name="Táblázat10.C2" style:family="table-cell">
      <style:table-cell-properties fo:padding="0.0382in" fo:border-left="0.05pt solid #000000" fo:border-right="0.05pt solid #000000" fo:border-top="none" fo:border-bottom="0.05pt solid #000000"/>
    </style:style>
    <style:style style:name="Általános_5f_fortélyok" style:display-name="Általános_fortélyok" style:family="table">
      <style:table-properties style:width="6.6854in" table:align="right" style:may-break-between-rows="false"/>
    </style:style>
    <style:style style:name="Általános_5f_fortélyok.A" style:display-name="Általános_fortélyok.A" style:family="table-column">
      <style:table-column-properties style:column-width="0.2653in"/>
    </style:style>
    <style:style style:name="Általános_5f_fortélyok.B" style:display-name="Általános_fortélyok.B" style:family="table-column">
      <style:table-column-properties style:column-width="1.4396in"/>
    </style:style>
    <style:style style:name="Általános_5f_fortélyok.C" style:display-name="Általános_fortélyok.C" style:family="table-column">
      <style:table-column-properties style:column-width="0.8521in"/>
    </style:style>
    <style:style style:name="Általános_5f_fortélyok.D" style:display-name="Általános_fortélyok.D" style:family="table-column">
      <style:table-column-properties style:column-width="1.4958in"/>
    </style:style>
    <style:style style:name="Általános_5f_fortélyok.E" style:display-name="Általános_fortélyok.E" style:family="table-column">
      <style:table-column-properties style:column-width="2.6326in"/>
    </style:style>
    <style:style style:name="Általános_5f_fortélyok.A1" style:display-name="Általános_fortélyok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Általános_5f_fortélyok.A9" style:display-name="Általános_fortélyok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23" style:family="table">
      <style:table-properties style:width="6.5833in" table:align="margins" style:may-break-between-rows="true"/>
    </style:style>
    <style:style style:name="Táblázat23.A" style:family="table-column">
      <style:table-column-properties style:column-width="0.2674in" style:rel-column-width="2659*"/>
    </style:style>
    <style:style style:name="Táblázat23.B" style:family="table-column">
      <style:table-column-properties style:column-width="1.2521in" style:rel-column-width="12466*"/>
    </style:style>
    <style:style style:name="Táblázat23.C" style:family="table-column">
      <style:table-column-properties style:column-width="0.6146in" style:rel-column-width="6120*"/>
    </style:style>
    <style:style style:name="Táblázat23.D" style:family="table-column">
      <style:table-column-properties style:column-width="1.4333in" style:rel-column-width="14268*"/>
    </style:style>
    <style:style style:name="Táblázat23.E" style:family="table-column">
      <style:table-column-properties style:column-width="3.016in" style:rel-column-width="30022*"/>
    </style:style>
    <style:style style:name="Táblázat23.1" style:family="table-row">
      <style:table-row-properties fo:keep-together="always"/>
    </style:style>
    <style:style style:name="Táblázat2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Szociális_5f_fortélyok" style:display-name="Szociális_fortélyok" style:family="table">
      <style:table-properties style:width="6.5833in" table:align="margins" style:may-break-between-rows="false"/>
    </style:style>
    <style:style style:name="Szociális_5f_fortélyok.A" style:display-name="Szociális_fortélyok.A" style:family="table-column">
      <style:table-column-properties style:column-width="0.1778in" style:rel-column-width="1768*"/>
    </style:style>
    <style:style style:name="Szociális_5f_fortélyok.B" style:display-name="Szociális_fortélyok.B" style:family="table-column">
      <style:table-column-properties style:column-width="1.4986in" style:rel-column-width="14921*"/>
    </style:style>
    <style:style style:name="Szociális_5f_fortélyok.C" style:display-name="Szociális_fortélyok.C" style:family="table-column">
      <style:table-column-properties style:column-width="0.8847in" style:rel-column-width="8807*"/>
    </style:style>
    <style:style style:name="Szociális_5f_fortélyok.D" style:display-name="Szociális_fortélyok.D" style:family="table-column">
      <style:table-column-properties style:column-width="1.2313in" style:rel-column-width="12255*"/>
    </style:style>
    <style:style style:name="Szociális_5f_fortélyok.E" style:display-name="Szociális_fortélyok.E" style:family="table-column">
      <style:table-column-properties style:column-width="2.791in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6.5833in" table:align="margins" style:may-break-between-rows="false"/>
    </style:style>
    <style:style style:name="Tábla3.A" style:family="table-column">
      <style:table-column-properties style:column-width="0.2674in" style:rel-column-width="2659*"/>
    </style:style>
    <style:style style:name="Tábla3.B" style:family="table-column">
      <style:table-column-properties style:column-width="1.2806in" style:rel-column-width="12746*"/>
    </style:style>
    <style:style style:name="Tábla3.C" style:family="table-column">
      <style:table-column-properties style:column-width="0.7361in" style:rel-column-width="7325*"/>
    </style:style>
    <style:style style:name="Tábla3.D" style:family="table-column">
      <style:table-column-properties style:column-width="1.4521in" style:rel-column-width="14453*"/>
    </style:style>
    <style:style style:name="Tábla3.E" style:family="table-column">
      <style:table-column-properties style:column-width="2.8479in" style:rel-column-width="28352*"/>
    </style:style>
    <style:style style:name="Tábla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3.E1" style:family="table-cell">
      <style:table-cell-properties fo:background-color="#e6e6e6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" style:family="table">
      <style:table-properties style:width="6.5833in" table:align="margins" style:may-break-between-rows="false"/>
    </style:style>
    <style:style style:name="Tábla2.A" style:family="table-column">
      <style:table-column-properties style:column-width="0.2674in" style:rel-column-width="2659*"/>
    </style:style>
    <style:style style:name="Tábla2.B" style:family="table-column">
      <style:table-column-properties style:column-width="1.2806in" style:rel-column-width="12746*"/>
    </style:style>
    <style:style style:name="Tábla2.C" style:family="table-column">
      <style:table-column-properties style:column-width="0.7361in" style:rel-column-width="7325*"/>
    </style:style>
    <style:style style:name="Tábla2.D" style:family="table-column">
      <style:table-column-properties style:column-width="1.4521in" style:rel-column-width="14453*"/>
    </style:style>
    <style:style style:name="Tábla2.E" style:family="table-column">
      <style:table-column-properties style:column-width="2.8479in" style:rel-column-width="28352*"/>
    </style:style>
    <style:style style:name="Tábla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2.E1" style:family="table-cell">
      <style:table-cell-properties fo:background-color="#e6e6e6" fo:padding="0.0382in" fo:border="0.05pt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5833in" table:align="margins" style:may-break-between-rows="false"/>
    </style:style>
    <style:style style:name="Tábla4.A" style:family="table-column">
      <style:table-column-properties style:column-width="0.2674in" style:rel-column-width="2659*"/>
    </style:style>
    <style:style style:name="Tábla4.B" style:family="table-column">
      <style:table-column-properties style:column-width="1.2806in" style:rel-column-width="12746*"/>
    </style:style>
    <style:style style:name="Tábla4.C" style:family="table-column">
      <style:table-column-properties style:column-width="0.7361in" style:rel-column-width="7325*"/>
    </style:style>
    <style:style style:name="Tábla4.D" style:family="table-column">
      <style:table-column-properties style:column-width="1.4521in" style:rel-column-width="14453*"/>
    </style:style>
    <style:style style:name="Tábla4.E" style:family="table-column">
      <style:table-column-properties style:column-width="2.8479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8" style:family="table">
      <style:table-properties style:width="6.5833in" table:align="margins" style:may-break-between-rows="false"/>
    </style:style>
    <style:style style:name="Táblázat18.A" style:family="table-column">
      <style:table-column-properties style:column-width="0.2674in" style:rel-column-width="2659*"/>
    </style:style>
    <style:style style:name="Táblázat18.B" style:family="table-column">
      <style:table-column-properties style:column-width="1.2806in" style:rel-column-width="12746*"/>
    </style:style>
    <style:style style:name="Táblázat18.C" style:family="table-column">
      <style:table-column-properties style:column-width="0.7361in" style:rel-column-width="7325*"/>
    </style:style>
    <style:style style:name="Táblázat18.D" style:family="table-column">
      <style:table-column-properties style:column-width="1.4521in" style:rel-column-width="14453*"/>
    </style:style>
    <style:style style:name="Táblázat18.E" style:family="table-column">
      <style:table-column-properties style:column-width="2.8479in" style:rel-column-width="28352*"/>
    </style:style>
    <style:style style:name="Táblázat1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8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9" style:family="table">
      <style:table-properties style:width="6.5833in" table:align="margins" style:may-break-between-rows="true"/>
    </style:style>
    <style:style style:name="Táblázat19.A" style:family="table-column">
      <style:table-column-properties style:column-width="0.2674in" style:rel-column-width="2659*"/>
    </style:style>
    <style:style style:name="Táblázat19.B" style:family="table-column">
      <style:table-column-properties style:column-width="1.2806in" style:rel-column-width="12746*"/>
    </style:style>
    <style:style style:name="Táblázat19.C" style:family="table-column">
      <style:table-column-properties style:column-width="0.7361in" style:rel-column-width="7325*"/>
    </style:style>
    <style:style style:name="Táblázat19.D" style:family="table-column">
      <style:table-column-properties style:column-width="1.4521in" style:rel-column-width="14453*"/>
    </style:style>
    <style:style style:name="Táblázat19.E" style:family="table-column">
      <style:table-column-properties style:column-width="2.8479in" style:rel-column-width="28352*"/>
    </style:style>
    <style:style style:name="Táblázat1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1">
      <style:paragraph-properties fo:text-align="center" style:justify-single-word="false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Nimbus Roman No9 L" style:font-name-asian="Sans Serif" style:font-name-complex="Tahoma1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7" style:family="paragraph" style:parent-style-name="Text_20_body">
      <style:paragraph-properties fo:text-align="center" style:justify-single-word="false"/>
      <style:text-properties style:text-line-through-style="none" style:text-line-through-type="none" fo:font-size="10pt" fo:font-style="normal" fo:background-color="transparent" style:font-size-asian="10pt" style:font-style-asian="normal" style:font-size-complex="10pt" style:font-style-complex="normal"/>
    </style:style>
    <style:style style:name="P8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style:font-size-asian="10pt" style:font-size-complex="10pt"/>
    </style:style>
    <style:style style:name="P9" style:family="paragraph" style:parent-style-name="_5b_RPG_5d__20_OK">
      <style:text-properties style:text-line-through-style="none" style:text-line-through-type="none"/>
    </style:style>
    <style:style style:name="P10" style:family="paragraph" style:parent-style-name="_5b_RPG_5d__20_OK">
      <style:text-properties style:text-line-through-style="none" style:text-line-through-type="none" fo:background-color="transparent"/>
    </style:style>
    <style:style style:name="P11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2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5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6" style:family="paragraph" style:parent-style-name="_5b_RPG_5d__20_Táblázat_20_-_20_Fortély_20_hatás">
      <style:text-properties style:text-line-through-style="none" style:text-line-through-type="none" fo:background-color="transparent"/>
    </style:style>
    <style:style style:name="P17" style:family="paragraph" style:parent-style-name="_5b_RPG_5d__20_Táblázattartalom_20_1">
      <style:text-properties style:text-line-through-style="none" style:text-line-through-type="none"/>
    </style:style>
    <style:style style:name="P18" style:family="paragraph" style:parent-style-name="_5b_RPG_5d__20_Táblázattartalom_20_1">
      <style:text-properties style:text-line-through-style="none" style:text-line-through-type="none" fo:background-color="#ff0000"/>
    </style:style>
    <style:style style:name="P19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/>
    </style:style>
    <style:style style:name="P20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21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22" style:family="paragraph" style:parent-style-name="_5b_RPG_5d__20_Táblázat_20_-_20_Fortély_20_hatás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23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25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fo:background-color="transparent" style:font-weight-asian="bold" style:font-weight-complex="bold"/>
    </style:style>
    <style:style style:name="P27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28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29" style:family="paragraph" style:parent-style-name="_5b_RPG_5d__20_Táblázattartalom_20_1">
      <style:text-properties style:text-line-through-style="none" style:text-line-through-typ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30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31" style:family="paragraph" style:parent-style-name="_5b_RPG_5d__20_Táblázattartalom_20_1">
      <style:text-properties style:text-line-through-style="none" style:text-line-through-type="none" fo:background-color="#ff6633"/>
    </style:style>
    <style:style style:name="P32" style:family="paragraph" style:parent-style-name="_5b_RPG_5d__20_Táblázattartalom_20_1">
      <style:text-properties style:text-line-through-style="none" style:text-line-through-type="none" fo:background-color="#23ff23"/>
    </style:style>
    <style:style style:name="P33" style:family="paragraph" style:parent-style-name="_5b_RPG_5d__20_Táblázattartalom_20_1">
      <style:text-properties style:text-line-through-style="none" style:text-line-through-type="none" fo:background-color="#ff9966"/>
    </style:style>
    <style:style style:name="P34" style:family="paragraph" style:parent-style-name="_5b_RPG_5d__20_Táblázattartalom_20_1">
      <style:text-properties style:text-line-through-style="none" style:text-line-through-type="none" fo:background-color="#ffcc99"/>
    </style:style>
    <style:style style:name="P35" style:family="paragraph" style:parent-style-name="_5b_RPG_5d__20_Nem_5f_kell">
      <style:text-properties style:text-line-through-style="none" style:text-line-through-type="none"/>
    </style:style>
    <style:style style:name="P36" style:family="paragraph" style:parent-style-name="_5b_RPG_5d__20_OK">
      <style:paragraph-properties fo:text-align="start" style:justify-single-word="false"/>
    </style:style>
    <style:style style:name="P37" style:family="paragraph" style:parent-style-name="_5b_RPG_5d__20_Táblázattartalom_20_1">
      <style:paragraph-properties fo:text-align="start" style:justify-single-word="false"/>
    </style:style>
    <style:style style:name="P38" style:family="paragraph" style:parent-style-name="_5b_RPG_5d__20_Táblázatfejléc">
      <style:paragraph-properties fo:text-align="start" style:justify-single-word="false"/>
    </style:style>
    <style:style style:name="P39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40" style:family="paragraph" style:parent-style-name="_5b_RPG_5d__20_Nem_5f_kell">
      <style:text-properties style:use-window-font-color="true" loext:opacity="0%" fo:background-color="transparent"/>
    </style:style>
    <style:style style:name="P41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42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43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44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45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46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47" style:family="paragraph" style:parent-style-name="_5b_RPG_5d__20_Nem_5f_kell">
      <style:text-properties style:use-window-font-color="true" loext:opacity="0%"/>
    </style:style>
    <style:style style:name="P48" style:family="paragraph" style:parent-style-name="_5b_RPG_5d__20_Nem_5f_kell">
      <style:text-properties style:use-window-font-color="true" loext:opacity="0%" fo:font-size="10pt" fo:background-color="#ff0000" style:font-size-asian="10pt" style:font-size-complex="10pt"/>
    </style:style>
    <style:style style:name="P49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50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51" style:family="paragraph" style:parent-style-name="_5b_RPG_5d__20_Nem_5f_kell">
      <style:paragraph-properties fo:text-align="start" style:justify-single-word="false"/>
      <style:text-properties style:use-window-font-color="true" loext:opacity="0%" fo:background-color="#ff0000"/>
    </style:style>
    <style:style style:name="P52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53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54" style:family="paragraph" style:parent-style-name="_5b_RPG_5d__20_Nem_5f_kell">
      <style:paragraph-properties fo:text-align="start" style:justify-single-word="false"/>
      <style:text-properties style:use-window-font-color="true" loext:opacity="0%" fo:font-weight="bold" officeooo:paragraph-rsid="0001aaf9" fo:background-color="transparent" style:font-weight-asian="bold" style:font-weight-complex="bold"/>
    </style:style>
    <style:style style:name="P55" style:family="paragraph" style:parent-style-name="Text_20_body">
      <style:paragraph-properties fo:break-before="page"/>
    </style:style>
    <style:style style:name="P56" style:family="paragraph" style:parent-style-name="Text_20_body">
      <loext:graphic-properties draw:fill="solid" draw:fill-color="#ff0000" draw:opacity="100%"/>
      <style:paragraph-properties fo:break-before="page" fo:background-color="#ff0000"/>
    </style:style>
    <style:style style:name="P5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8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59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style:font-size-asian="9pt" style:font-size-complex="9pt"/>
    </style:style>
    <style:style style:name="P60" style:family="paragraph" style:parent-style-name="_5b_RPG_5d__20_Táblázat_20_-_20_Fortély_20_hatás">
      <style:text-properties fo:font-size="9pt" style:font-size-asian="9pt" style:font-size-complex="9pt"/>
    </style:style>
    <style:style style:name="P61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62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P63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64" style:family="paragraph" style:parent-style-name="Text_20_body">
      <style:text-properties fo:color="#ffffff" loext:opacity="100%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ffff" loext:opacity="100%"/>
    </style:style>
    <style:style style:name="P68" style:family="paragraph" style:parent-style-name="Text_20_body">
      <style:text-properties fo:background-color="#ff0000"/>
    </style:style>
    <style:style style:name="P69" style:family="paragraph" style:parent-style-name="_5b_RPG_5d__20_Táblázattartalom_20_1">
      <style:text-properties fo:background-color="#ff0000"/>
    </style:style>
    <style:style style:name="P70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71" style:family="paragraph" style:parent-style-name="_5b_RPG_5d__20_Táblázat_20_-_20_Fortély_20_hatás">
      <style:text-properties fo:background-color="#ff0000"/>
    </style:style>
    <style:style style:name="P72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73" style:family="paragraph" style:parent-style-name="_5b_RPG_5d__20_Táblázattartalom_20_1">
      <style:paragraph-properties fo:text-align="center" style:justify-single-word="false"/>
      <style:text-properties style:text-line-through-style="solid" style:text-line-through-type="single" style:text-line-through-width="bold" fo:background-color="transparent"/>
    </style:style>
    <style:style style:name="P74" style:family="paragraph" style:parent-style-name="_5b_RPG_5d__20_Táblázattartalom_20_1">
      <style:text-properties style:text-line-through-style="solid" style:text-line-through-type="single" style:text-line-through-width="bold" fo:background-color="#ffcc99"/>
    </style:style>
    <style:style style:name="P75" style:family="paragraph" style:parent-style-name="_5b_RPG_5d__20_Táblázattartalom_20_1">
      <style:text-properties style:text-line-through-style="solid" style:text-line-through-type="single" style:text-line-through-width="bold" fo:background-color="#ff0000"/>
    </style:style>
    <style:style style:name="P76" style:family="paragraph" style:parent-style-name="_5b_RPG_5d__20_Táblázattartalom_20_1">
      <style:text-properties fo:background-color="transparent"/>
    </style:style>
    <style:style style:name="P77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78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79" style:family="paragraph" style:parent-style-name="_5b_RPG_5d__20_Táblázattartalom_20_1">
      <style:paragraph-properties fo:text-align="start" style:justify-single-word="false"/>
      <style:text-properties officeooo:paragraph-rsid="00087478" fo:background-color="transparent"/>
    </style:style>
    <style:style style:name="P80" style:family="paragraph" style:parent-style-name="_5b_RPG_5d__20_Táblázattartalom_20_1">
      <style:text-properties officeooo:paragraph-rsid="00087478" fo:background-color="transparent"/>
    </style:style>
    <style:style style:name="P81" style:family="paragraph" style:parent-style-name="_5b_RPG_5d__20_Táblázat_20_-_20_Fortély_20_hatás">
      <style:text-properties fo:background-color="transparent"/>
    </style:style>
    <style:style style:name="P82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83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84" style:family="paragraph" style:parent-style-name="_5b_RPG_5d__20_Táblázat_20_-_20_Fortély_20_hatás">
      <style:text-properties officeooo:paragraph-rsid="0009b0d1" fo:background-color="transparent"/>
    </style:style>
    <style:style style:name="P85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fo:background-color="transparent"/>
    </style:style>
    <style:style style:name="P86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87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88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89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0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91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92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93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94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95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8pt" style:font-size-asian="8pt" style:font-size-complex="8pt"/>
    </style:style>
    <style:style style:name="P9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8pt" style:font-size-asian="8pt" style:font-size-complex="8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P99" style:family="paragraph" style:parent-style-name="_5b_RPG_5d__20_Táblázattartalom_20_1">
      <style:text-properties fo:color="#ff0000" loext:opacity="100%" style:text-line-through-style="none" style:text-line-through-type="none" fo:font-weight="bold" fo:background-color="transparent"/>
    </style:style>
    <style:style style:name="P100" style:family="paragraph" style:parent-style-name="_5b_RPG_5d__20_Táblázattartalom_20_1">
      <style:text-properties fo:color="#b84747" loext:opacity="100%" fo:font-size="7pt" fo:font-weight="bold" style:font-size-asian="7pt" style:font-weight-asian="bold" style:font-size-complex="7pt" style:font-weight-complex="bold"/>
    </style:style>
    <style:style style:name="P101" style:family="paragraph" style:parent-style-name="_5b_RPG_5d__20_Táblázattartalom_20_1">
      <style:text-properties fo:background-color="#ff9966"/>
    </style:style>
    <style:style style:name="P102" style:family="paragraph" style:parent-style-name="_5b_RPG_5d__20_Táblázat_20_-_20_Fortély_20_hatás">
      <style:text-properties fo:background-color="#ff9966"/>
    </style:style>
    <style:style style:name="P103" style:family="paragraph" style:parent-style-name="_5b_RPG_5d__20_Táblázat_20_-_20_Fortély_20_hatás">
      <style:text-properties fo:font-style="italic" style:font-style-asian="italic" style:font-style-complex="italic"/>
    </style:style>
    <style:style style:name="P104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05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06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07" style:family="paragraph" style:parent-style-name="_5b_RPG_5d__20_Táblázat_20_-_20_Fortély_20_hatás">
      <style:text-properties fo:font-style="normal" style:font-style-asian="normal" style:font-style-complex="normal"/>
    </style:style>
    <style:style style:name="P108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09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10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11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112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113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114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115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style:font-weight-asian="bold" style:font-weight-complex="bold"/>
    </style:style>
    <style:style style:name="P11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</style:style>
    <style:style style:name="P117" style:family="paragraph" style:parent-style-name="_5b_RPG_5d__20_Táblázat_20_-_20_Fortély_20_hatás">
      <style:text-properties fo:background-color="#ffcc99"/>
    </style:style>
    <style:style style:name="P118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2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25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</style:style>
    <style:style style:name="P126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7" style:family="paragraph" style:parent-style-name="Text_20_body">
      <style:paragraph-properties fo:margin-left="0in" fo:margin-right="0in" fo:text-indent="0in" style:auto-text-indent="false"/>
    </style:style>
    <style:style style:name="P128" style:family="paragraph" style:parent-style-name="Text_20_body" style:master-page-name="">
      <loext:graphic-properties draw:fill="solid" draw:fill-color="#ff0000" draw:opacity="100%"/>
      <style:paragraph-properties fo:keep-together="auto" fo:widows="0" style:page-number="auto" fo:background-color="#ff0000" style:shadow="none"/>
    </style:style>
    <style:style style:name="P129" style:family="paragraph" style:parent-style-name="Contents_20_1">
      <style:paragraph-properties>
        <style:tab-stops>
          <style:tab-stop style:position="6.5835in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6.3866in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6.1902in" style:type="right" style:leader-style="dotted" style:leader-text="."/>
        </style:tab-stops>
      </style:paragraph-properties>
    </style:style>
    <style:style style:name="P132" style:family="paragraph" style:parent-style-name="Heading_20_2">
      <style:paragraph-properties fo:break-before="page"/>
    </style:style>
    <style:style style:name="P133" style:family="paragraph" style:parent-style-name="Heading_20_2">
      <style:paragraph-properties fo:break-before="page"/>
      <style:text-properties officeooo:rsid="0008ccec" officeooo:paragraph-rsid="0008ccec"/>
    </style:style>
    <style:style style:name="P134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135" style:family="paragraph" style:parent-style-name="Text_20_body" style:master-page-name="First_20_Page">
      <style:paragraph-properties style:page-number="auto"/>
    </style:style>
    <style:style style:name="P136" style:family="paragraph" style:parent-style-name="Text_20_body" style:list-style-name="L1"/>
    <style:style style:name="P137" style:family="paragraph" style:parent-style-name="Text_20_body" style:list-style-name="L2">
      <style:text-properties style:text-line-through-style="none" style:text-line-through-type="none"/>
    </style:style>
    <style:style style:name="P138" style:family="paragraph" style:parent-style-name="Text_20_body" style:list-style-name="L24"/>
    <style:style style:name="P139" style:family="paragraph" style:parent-style-name="_5b_RPG_5d__20_OK">
      <style:text-properties style:text-line-through-style="none" style:text-line-through-type="none" officeooo:rsid="0012aa31" officeooo:paragraph-rsid="0012aa31" fo:background-color="transparent"/>
    </style:style>
    <style:style style:name="P140" style:family="paragraph" style:parent-style-name="_5b_RPG_5d__20_Táblázat_20_-_20_Fortély_20_hatás" style:list-style-name="L3"/>
    <style:style style:name="P141" style:family="paragraph" style:parent-style-name="_5b_RPG_5d__20_Táblázat_20_-_20_Fortély_20_hatás" style:list-style-name="L4">
      <style:text-properties fo:background-color="transparent"/>
    </style:style>
    <style:style style:name="P142" style:family="paragraph" style:parent-style-name="_5b_RPG_5d__20_Táblázat_20_-_20_Fortély_20_hatás" style:list-style-name="L7">
      <style:text-properties fo:background-color="transparent"/>
    </style:style>
    <style:style style:name="P143" style:family="paragraph" style:parent-style-name="_5b_RPG_5d__20_Táblázat_20_-_20_Fortély_20_hatás" style:list-style-name="L8">
      <style:text-properties fo:background-color="transparent"/>
    </style:style>
    <style:style style:name="P144" style:family="paragraph" style:parent-style-name="_5b_RPG_5d__20_Táblázat_20_-_20_Fortély_20_hatás" style:list-style-name="L11">
      <style:text-properties fo:background-color="transparent"/>
    </style:style>
    <style:style style:name="P145" style:family="paragraph" style:parent-style-name="_5b_RPG_5d__20_Táblázat_20_-_20_Fortély_20_hatás" style:list-style-name="L12">
      <style:text-properties fo:background-color="transparent"/>
    </style:style>
    <style:style style:name="P146" style:family="paragraph" style:parent-style-name="_5b_RPG_5d__20_Táblázat_20_-_20_Fortély_20_hatás" style:list-style-name="L14">
      <style:text-properties fo:background-color="transparent"/>
    </style:style>
    <style:style style:name="P147" style:family="paragraph" style:parent-style-name="_5b_RPG_5d__20_Táblázat_20_-_20_Fortély_20_hatás" style:list-style-name="L15">
      <style:text-properties fo:background-color="transparent"/>
    </style:style>
    <style:style style:name="P148" style:family="paragraph" style:parent-style-name="_5b_RPG_5d__20_Táblázat_20_-_20_Fortély_20_hatás" style:list-style-name="L16">
      <style:text-properties fo:background-color="transparent"/>
    </style:style>
    <style:style style:name="P149" style:family="paragraph" style:parent-style-name="_5b_RPG_5d__20_Táblázat_20_-_20_Fortély_20_hatás" style:list-style-name="L18">
      <style:paragraph-properties>
        <style:tab-stops>
          <style:tab-stop style:position="0.3783in"/>
        </style:tab-stops>
      </style:paragraph-properties>
      <style:text-properties fo:background-color="transparent"/>
    </style:style>
    <style:style style:name="P150" style:family="paragraph" style:parent-style-name="_5b_RPG_5d__20_Táblázat_20_-_20_Fortély_20_hatás" style:list-style-name="L18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fo:background-color="transparent"/>
    </style:style>
    <style:style style:name="P151" style:family="paragraph" style:parent-style-name="_5b_RPG_5d__20_Táblázat_20_-_20_Fortély_20_hatás" style:list-style-name="L20">
      <style:text-properties fo:background-color="transparent"/>
    </style:style>
    <style:style style:name="P152" style:family="paragraph" style:parent-style-name="_5b_RPG_5d__20_Táblázat_20_-_20_Fortély_20_hatás" style:list-style-name="L20">
      <style:paragraph-properties fo:margin-left="0.2953in" fo:margin-right="0in" fo:text-indent="0in" style:auto-text-indent="false"/>
      <style:text-properties fo:background-color="transparent"/>
    </style:style>
    <style:style style:name="P153" style:family="paragraph" style:parent-style-name="_5b_RPG_5d__20_Táblázat_20_-_20_Fortély_20_hatás" style:list-style-name="L22">
      <style:text-properties fo:background-color="transparent"/>
    </style:style>
    <style:style style:name="P154" style:family="paragraph" style:parent-style-name="_5b_RPG_5d__20_Táblázat_20_-_20_Fortély_20_hatás" style:list-style-name="L23">
      <style:text-properties fo:background-color="transparent"/>
    </style:style>
    <style:style style:name="P155" style:family="paragraph" style:parent-style-name="_5b_RPG_5d__20_Táblázat_20_-_20_Fortély_20_hatás" style:list-style-name="L5">
      <style:text-properties fo:background-color="#ff0000"/>
    </style:style>
    <style:style style:name="P156" style:family="paragraph" style:parent-style-name="_5b_RPG_5d__20_Táblázat_20_-_20_Fortély_20_hatás" style:list-style-name="L20">
      <style:text-properties fo:background-color="#ff0000"/>
    </style:style>
    <style:style style:name="P157" style:family="paragraph" style:parent-style-name="_5b_RPG_5d__20_Táblázat_20_-_20_Fortély_20_hatás" style:list-style-name="L6">
      <style:text-properties style:text-line-through-style="none" style:text-line-through-type="none" fo:font-weight="normal" fo:background-color="#ff6633" style:font-weight-asian="normal" style:font-weight-complex="normal"/>
    </style:style>
    <style:style style:name="P158" style:family="paragraph" style:parent-style-name="_5b_RPG_5d__20_Táblázat_20_-_20_Fortély_20_hatás" style:list-style-name="L6">
      <style:paragraph-properties fo:margin-left="0.4925in" fo:margin-right="0in" fo:text-indent="0in" style:auto-text-indent="false"/>
      <style:text-properties style:text-line-through-style="none" style:text-line-through-type="none" fo:font-weight="normal" fo:background-color="#ff0000" style:font-weight-asian="normal" style:font-weight-complex="normal"/>
    </style:style>
    <style:style style:name="P159" style:family="paragraph" style:parent-style-name="_5b_RPG_5d__20_Táblázat_20_-_20_Fortély_20_hatás" style:list-style-name="L6">
      <style:text-properties style:text-line-through-style="none" style:text-line-through-type="none" fo:font-weight="normal" fo:background-color="#ff0000" style:font-weight-asian="normal" style:font-weight-complex="normal"/>
    </style:style>
    <style:style style:name="P160" style:family="paragraph" style:parent-style-name="_5b_RPG_5d__20_Táblázat_20_-_20_Fortély_20_hatás" style:list-style-name="L6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61" style:family="paragraph" style:parent-style-name="_5b_RPG_5d__20_Táblázat_20_-_20_Fortély_20_hatás" style:list-style-name="L6">
      <style:paragraph-properties fo:margin-left="0.3217in" fo:margin-right="0in" fo:text-indent="0in" style:auto-text-indent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62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63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64" style:family="paragraph" style:parent-style-name="_5b_RPG_5d__20_Táblázat_20_-_20_Fortély_20_hatás" style:list-style-name="L9">
      <loext:graphic-properties draw:fill="solid" draw:fill-color="#ff0000" draw:opacity="100%"/>
      <style:paragraph-properties fo:background-color="#ff0000"/>
      <style:text-properties fo:font-style="normal" officeooo:rsid="0003f5fa" officeooo:paragraph-rsid="0003f5fa" fo:background-color="transparent" style:font-style-asian="normal" style:font-style-complex="normal"/>
    </style:style>
    <style:style style:name="P165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66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67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68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69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</style:style>
    <style:style style:name="P170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71" style:family="paragraph" style:parent-style-name="_5b_RPG_5d__20_Táblázat_20_-_20_Fortély_20_hatás" style:list-style-name="L25"/>
    <style:style style:name="P172" style:family="paragraph" style:parent-style-name="_5b_RPG_5d__20_Táblázat_20_-_20_Fortély_20_hatás" style:list-style-name="L25">
      <style:text-properties officeooo:paragraph-rsid="00056fe3"/>
    </style:style>
    <style:style style:name="P173" style:family="paragraph" style:parent-style-name="_5b_RPG_5d__20_Táblázat_20_-_20_Fortély_20_hatás" style:list-style-name="L25">
      <style:text-properties officeooo:rsid="00056fe3" officeooo:paragraph-rsid="000699ba"/>
    </style:style>
    <style:style style:name="P174" style:family="paragraph" style:parent-style-name="_5b_RPG_5d__20_Táblázattartalom_20_1" style:list-style-name="L19">
      <style:paragraph-properties fo:text-align="start" style:justify-single-word="false"/>
    </style:style>
    <style:style style:name="P175" style:family="paragraph" style:parent-style-name="_5b_RPG_5d__20_Táblázattartalom_20_1">
      <style:text-properties fo:background-color="#ff0000"/>
    </style:style>
    <style:style style:name="P176" style:family="paragraph" style:parent-style-name="_5b_RPG_5d__20_Táblázattartalom_20_1">
      <style:text-properties fo:background-color="transparent"/>
    </style:style>
    <style:style style:name="P17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78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79" style:family="paragraph" style:parent-style-name="_5b_RPG_5d__20_Táblázattartalom_20_1">
      <style:text-properties officeooo:rsid="0012aa31" officeooo:paragraph-rsid="0012aa3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7478" style:font-weight-asian="bold" style:font-weight-complex="bold"/>
    </style:style>
    <style:style style:name="T7" style:family="text">
      <style:text-properties fo:font-weight="bold" officeooo:rsid="00087478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#ff9966" loext:char-shading-value="0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ae33a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FreeSerif6"/>
    </style:style>
    <style:style style:name="T17" style:family="text">
      <style:text-properties style:font-name="FreeSerif6" fo:background-color="transparent" loext:char-shading-value="0"/>
    </style:style>
    <style:style style:name="T18" style:family="text">
      <style:text-properties style:font-name="FreeSerif6" fo:background-color="transparent" loext:char-shading-value="0" style:font-name-asian="FreeSerif6" style:font-name-complex="FreeSerif6"/>
    </style:style>
    <style:style style:name="T19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20" style:family="text">
      <style:text-properties style:font-name="FreeSerif6" style:font-name-asian="FreeSerif6" style:font-name-complex="FreeSerif6"/>
    </style:style>
    <style:style style:name="T21" style:family="text">
      <style:text-properties style:font-name="FreeSerif6" officeooo:rsid="000a916c" style:font-name-asian="FreeSerif6" style:font-name-complex="FreeSerif6"/>
    </style:style>
    <style:style style:name="T22" style:family="text">
      <style:text-properties style:font-name="FreeSerif6" fo:background-color="#ff0000" loext:char-shading-value="0" style:font-name-asian="FreeSerif6" style:font-name-complex="FreeSerif6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style:font-style-asian="normal" style:font-style-complex="normal"/>
    </style:style>
    <style:style style:name="T25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background-color="#e6ff00" loext:char-shading-value="0"/>
    </style:style>
    <style:style style:name="T32" style:family="text">
      <style:text-properties style:use-window-font-color="true" loext:opacity="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fo:font-style="normal" fo:font-weight="normal" fo:background-color="#ff0000" loext:char-shading-value="0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fo:font-style="normal" fo:font-weight="bold" fo:background-color="#ff0000" loext:char-shading-value="0" style:font-style-asian="normal" style:font-weight-asian="bold" style:font-style-complex="normal" style:font-weight-complex="bold"/>
    </style:style>
    <style:style style:name="T35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36" style:family="text">
      <style:text-properties style:use-window-font-color="true" loext:opacity="0%" fo:font-weight="normal" style:font-weight-asian="normal" style:font-weight-complex="normal"/>
    </style:style>
    <style:style style:name="T37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38" style:family="text">
      <style:text-properties style:use-window-font-color="true" loext:opacity="0%" fo:background-color="transparent" loext:char-shading-value="0"/>
    </style:style>
    <style:style style:name="T39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line-through-style="none" style:text-line-through-type="none" fo:background-color="transparent" loext:char-shading-value="0"/>
    </style:style>
    <style:style style:name="T44" style:family="text">
      <style:text-properties fo:background-color="#ff6633" loext:char-shading-value="0"/>
    </style:style>
    <style:style style:name="T45" style:family="text">
      <style:text-properties fo:background-color="#23ff23" loext:char-shading-value="0"/>
    </style:style>
    <style:style style:name="T46" style:family="text">
      <style:text-properties style:font-name="Arial" fo:font-style="normal" style:font-style-asian="normal" style:font-style-complex="normal"/>
    </style:style>
    <style:style style:name="T47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8" style:family="text">
      <style:text-properties fo:color="#ffffff" loext:opacity="100%" style:text-line-through-style="none" style:text-line-through-type="none" style:font-name="FreeSerif1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ffffff" loext:opacity="100%" style:text-line-through-style="none" style:text-line-through-type="none" style:font-name="FreeSerif1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ffffff" loext:opacity="100%" style:text-line-through-style="none" style:text-line-through-typ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1" style:family="text">
      <style:text-properties fo:color="#ffffff" loext:opacity="100%" style:text-line-through-style="none" style:text-line-through-typ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2" style:family="text">
      <style:text-properties fo:color="#ffffff" loext:opacity="100%" style:text-line-through-style="none" style:text-line-through-type="none" style:font-name="Arial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ffffff" loext:opacity="100%" style:font-name="Arial" fo:font-style="normal" style:font-style-asian="normal" style:font-style-complex="normal"/>
    </style:style>
    <style:style style:name="T54" style:family="text">
      <style:text-properties fo:background-color="#ffcc99" loext:char-shading-value="0"/>
    </style:style>
    <style:style style:name="T55" style:family="text">
      <style:text-properties fo:background-color="#ff420e" loext:char-shading-value="0"/>
    </style:style>
    <style:style style:name="T56" style:family="text">
      <style:text-properties fo:background-color="#b84700" loext:char-shading-value="0"/>
    </style:style>
    <style:style style:name="T57" style:family="text">
      <style:text-properties style:font-name="FreeSerif5" style:font-name-asian="Sans Serif" style:font-name-complex="Tahoma1"/>
    </style:style>
    <style:style style:name="T58" style:family="text">
      <style:text-properties style:text-underline-style="none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officeooo:rsid="0001aaf9"/>
    </style:style>
    <style:style style:name="T61" style:family="text">
      <style:text-properties officeooo:rsid="0002047b"/>
    </style:style>
    <style:style style:name="T62" style:family="text">
      <style:text-properties officeooo:rsid="00056fe3"/>
    </style:style>
    <style:style style:name="T63" style:family="text">
      <style:text-properties officeooo:rsid="00087478"/>
    </style:style>
    <style:style style:name="T64" style:family="text">
      <style:text-properties officeooo:rsid="0008ccec"/>
    </style:style>
    <style:style style:name="T65" style:family="text">
      <style:text-properties officeooo:rsid="000429b5"/>
    </style:style>
    <style:style style:name="T66" style:family="text">
      <style:text-properties officeooo:rsid="0009b0d1"/>
    </style:style>
    <style:style style:name="T67" style:family="text">
      <style:text-properties officeooo:rsid="000a916c"/>
    </style:style>
    <style:style style:name="T68" style:family="text">
      <style:text-properties officeooo:rsid="000ae33a"/>
    </style:style>
    <style:style style:name="T69" style:family="text">
      <style:text-properties officeooo:rsid="000b4455"/>
    </style:style>
    <style:style style:name="T70" style:family="text">
      <style:text-properties officeooo:rsid="000fcea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28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417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94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0547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094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1646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219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274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3291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3839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438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4937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5484in" text:min-label-width="0.0752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902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9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3">Nonprofit szabályrendszer a M* világához<text:line-break/>Ailtas, 20<text:span text:style-name="T64">13</text:span></text:p>
      <text:p text:style-name="P59"/>
      <text:p text:style-name="P59"/>
      <text:p text:style-name="P59"><draw:a xlink:type="simple" xlink:href="http://creativecommons.org/licenses/by-nc-sa/2.5/hu/"><draw:frame draw:style-name="fr1" draw:name="HTTP://CREATIVECOMMONS.ORG/LICENSES/BY-NC-SA/2.5/HU/" text:anchor-type="paragraph" svg:width="0.8335in" svg:height="0.1665in" draw:z-index="0"><draw:image xlink:href="Pictures/100000000000005000000010E101A7130EDAA4E0.png" xlink:type="simple" xlink:show="embed" xlink:actuate="onLoad" draw:mime-type="image/png"/></draw:frame></draw:a></text:p>
      <text:p text:style-name="P97"/>
      <text:p text:style-name="P97"><text:s/><text:span text:style-name="T46">Creative Commons License</text:span></text:p>
      <text:p text:style-name="P123">Ezen dokumentum maga, továbbá részletei, vagy másolatai kizárólag a Creative Commons</text:p>
      <text:p text:style-name="P59"><text:a xlink:type="simple" xlink:href="http://creativecommons.org/licenses/by-nc-sa/2.5/hu/" text:style-name="Internet_20_link" text:visited-style-name="Visited_20_Internet_20_Link"><text:span text:style-name="T47">Nevezd meg!-Ne add el!-Így add tovább! 2.5 Magyarország</text:span></text:a></text:p>
      <text:p text:style-name="P96"><text:span text:style-name="T46">Licenc feltételeinek megfelelően használható fel</text:span>. </text:p>
      <text:p text:style-name="P57"/>
      <text:p text:style-name="P55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29">1.Fortélyok<text:tab/>3</text:p>
          <text:p text:style-name="P130">1.1.Általános szabályok<text:tab/>4</text:p>
          <text:p text:style-name="P130">1.2.Karmák<text:tab/>5</text:p>
          <text:p text:style-name="P130">1.3.Titkos fortélyok<text:tab/>7</text:p>
          <text:p text:style-name="P131">1.3.1 Titkos harci fortélyok<text:tab/>7</text:p>
          <text:p text:style-name="P131">1.3.2 Titkos általános fortélyok<text:tab/>7</text:p>
          <text:p text:style-name="P131">1.3.3 Titkos alvilági fortélyok<text:tab/>7</text:p>
          <text:p text:style-name="P130">1.4.Harci fortélyok<text:tab/>9</text:p>
          <text:p text:style-name="P130">1.5.Lovas fortélyok<text:tab/>16</text:p>
          <text:p text:style-name="P130">1.6.Íjász, Hajítás fortélyok<text:tab/>17</text:p>
          <text:p text:style-name="P130">1.7.Általános fortélyok<text:tab/>19</text:p>
          <text:p text:style-name="P130">1.8.Alvilági és fizikai fortélyok<text:tab/>20</text:p>
          <text:p text:style-name="P130">1.9.Szociális fortélyok<text:tab/>22</text:p>
          <text:p text:style-name="P130">1.10.Világi Fortélyok<text:tab/>24</text:p>
          <text:p text:style-name="P130">1.11.Tudományos Fortélyok<text:tab/>25</text:p>
          <text:p text:style-name="P130">1.12.Művészeti Fortélyok<text:tab/>26</text:p>
          <text:p text:style-name="P130">1.13.Mágikus, misztikus fortélyok<text:tab/>27</text:p>
          <text:p text:style-name="P130">1.14.Pszí fortélyok<text:tab/>28</text:p>
          <text:p text:style-name="P130">1.15.Slan fortélyok<text:tab/>29</text:p>
        </text:index-body>
      </text:table-of-content>
      <text:p text:style-name="P4"/>
      <text:p text:style-name="P5"/>
      <text:h text:style-name="Heading_20_1" text:outline-level="1">Fortélyok</text:h>
      <text:p text:style-name="Text_20_body">A Fortélyok egyedi ismeretek, melyeket ugyanúgy KP-ből vehet fel a karakter, mint a Képzettségeket, de legtöbbször pont rájuk épülnek, kiegészítik őket, valamint kevésbé differenciált tudást takarnak.</text:p>
      <text:p text:style-name="Text_20_body"/>
      <text:h text:style-name="Heading_20_2" text:outline-level="2">Általános szabályok</text:h>
      <text:list xml:id="list3987189271" text:style-name="L1">
        <text:list-item>
          <text:p text:style-name="P136"><text:s/>A Fortélyokat nehézségük és összetettségük szerint csoportosítjuk. Lehetnek 1, vagy több fokúak.</text:p>
        </text:list-item>
        <text:list-item>
          <text:p text:style-name="P136">Minden fok költsége: <text:span text:style-name="T5">15KP</text:span></text:p>
        </text:list-item>
        <text:list-item>
          <text:p text:style-name="P136">Több fokú Fortélyoknál szintenként csak egy fokot lehet fejlődni akkor is, ha lenne elég KP több fokra is! Ez alól kivétel az 1. szint (karakteralkotás).</text:p>
        </text:list-item>
      </text:list>
      <text:list xml:id="list4044848261" text:style-name="L2">
        <text:list-item>
          <text:p text:style-name="P137">Egy szintlépés alkalmával nem vehető fel két olyan Fortély, amely ugyanazt a jellemzőt/képzettséget, stb módosítja.</text:p>
        </text:list-item>
        <text:list-item>
          <text:p text:style-name="P137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Text_20_body"/>
      <text:h text:style-name="P132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73"/>
          </table:table-cell>
          <table:table-cell table:style-name="Táblázat13.A2" office:value-type="string">
            <text:p text:style-name="P19">Karma neve</text:p>
          </table:table-cell>
          <table:table-cell table:style-name="Táblázat13.A2" office:value-type="string">
            <text:p text:style-name="P19">Mérték</text:p>
          </table:table-cell>
          <table:table-cell table:style-name="Táblázat13.A2" office:value-type="string">
            <text:p text:style-name="P14">Követelmény</text:p>
          </table:table-cell>
          <table:table-cell table:style-name="Táblázat13.E2" office:value-type="string">
            <text:p text:style-name="P83">Hatás</text:p>
          </table:table-cell>
        </table:table-row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17">Hős</text:p>
          </table:table-cell>
          <table:table-cell table:style-name="Táblázat13.B3" office:value-type="string">
            <text:p text:style-name="P17">1 fok</text:p>
          </table:table-cell>
          <table:table-cell table:style-name="Táblázat13.B3" office:value-type="string">
            <text:p text:style-name="P16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117">Pro:<text:line-break/>Ez ténylegesen megnöveli az értékeit (mértékét még megbeszéljük), segítve ezzel további hőstetteit. </text:p>
            <text:p text:style-name="P117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17">Bajnok</text:p>
          </table:table-cell>
          <table:table-cell table:style-name="Táblázat13.B3" office:value-type="string">
            <text:p text:style-name="P17">1 fok</text:p>
          </table:table-cell>
          <table:table-cell table:style-name="Táblázat13.B3" office:value-type="string">
            <text:p text:style-name="P12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71">??</text:p>
          </table:table-cell>
        </table:table-row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17">Alkoholista</text:p>
          </table:table-cell>
          <table:table-cell table:style-name="Táblázat13.B3" office:value-type="string">
            <text:p text:style-name="P17">1 fok</text:p>
          </table:table-cell>
          <table:table-cell table:style-name="Táblázat13.B3" office:value-type="string">
            <text:p text:style-name="P14">No comment :)</text:p>
          </table:table-cell>
          <table:table-cell table:style-name="Táblázat13.E3" office:value-type="string">
            <text:p text:style-name="P71">??</text:p>
          </table:table-cell>
        </table:table-row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17">Gyerekgyilkos</text:p>
          </table:table-cell>
          <table:table-cell table:style-name="Táblázat13.B3" office:value-type="string">
            <text:p text:style-name="P17">1 fok</text:p>
          </table:table-cell>
          <table:table-cell table:style-name="Táblázat13.B3" office:value-type="string">
            <text:p text:style-name="P11">Gyereket ölt</text:p>
          </table:table-cell>
          <table:table-cell table:style-name="Táblázat13.E3" office:value-type="string">
            <text:p text:style-name="P81">Az ilyen karma lemoshatatlan, aurán jól látható mocskos szégyenfolt.</text:p>
            <text:p text:style-name="P81">Történettől függően rossz hírnév is társulhat hozzá. Ha megtudják, kultúrától függő negatív hatások érik. Kiközösítés, lincselés...</text:p>
          </table:table-cell>
        </table:table-row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86">Gyilkos</text:p>
          </table:table-cell>
          <table:table-cell table:style-name="Táblázat13.B3" office:value-type="string">
            <text:p text:style-name="P17">1 fok</text:p>
          </table:table-cell>
          <table:table-cell table:style-name="Táblázat13.B3" office:value-type="string">
            <text:p text:style-name="P20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32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32"/></text:span></text:p>
            <text:p text:style-name="_5b_RPG_5d__20_Táblázat_20_-_20_Fortély_20_hatás"><text:span text:style-name="_5b_RPG_5d_Kiemelt_20_kifejezés">Hatása:</text:span></text:p>
            <text:list xml:id="list1576567551" text:style-name="L3">
              <text:list-item>
                <text:p text:style-name="P140"><text:span text:style-name="_5b_RPG_5d_Kiemelt_20_kifejezés"><text:span text:style-name="T33">Nem gyógyíthatsz se világi, se mágikus úton</text:span></text:span></text:p>
              </text:list-item>
              <text:list-item>
                <text:p text:style-name="P140"><text:span text:style-name="_5b_RPG_5d_Kiemelt_20_kifejezés"><text:span text:style-name="T34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17">Összhang (%)</text:p>
          </table:table-cell>
          <table:table-cell table:style-name="Táblázat13.B3" office:value-type="string">
            <text:p text:style-name="P17">%</text:p>
          </table:table-cell>
          <table:table-cell table:style-name="Táblázat13.B3" office:value-type="string">
            <text:p text:style-name="P11">Előtörténet</text:p>
          </table:table-cell>
          <table:table-cell table:style-name="Táblázat13.E3" office:value-type="string">
            <text:p text:style-name="P81">Mágikus karma</text:p>
            <text:p text:style-name="P81">Például:</text:p>
            <text:list xml:id="list3729229297" text:style-name="L4">
              <text:list-item>
                <text:p text:style-name="P141">Esőben varázsló (30%)</text:p>
              </text:list-item>
              <text:list-item>
                <text:p text:style-name="P141">Tömegben varázsló (20%)</text:p>
              </text:list-item>
              <text:list-item>
                <text:p text:style-name="P141">stb</text:p>
              </text:list-item>
            </text:list>
            <text:p text:style-name="P81">lásd a Mágia fejezet „Összhang karmák” fejezetét!</text:p>
          </table:table-cell>
        </table:table-row>
        <text:soft-page-break/>
        <table:table-row table:style-name="Táblázat13.1">
          <table:table-cell table:style-name="Táblázat13.A3" office:value-type="string">
            <text:p text:style-name="P72"/>
          </table:table-cell>
          <table:table-cell table:style-name="Táblázat13.B3" office:value-type="string">
            <text:p text:style-name="P86">Profán</text:p>
          </table:table-cell>
          <table:table-cell table:style-name="Táblázat13.B3" office:value-type="string">
            <text:p text:style-name="P17">??</text:p>
          </table:table-cell>
          <table:table-cell table:style-name="Táblázat13.B3" office:value-type="string">
            <text:p text:style-name="P20">„A cipőfűzőjét is mágiával köti be”</text:p>
            <text:p text:style-name="P20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xml:id="list4193975955" text:style-name="L5">
              <text:list-item>
                <text:p text:style-name="P155">A nagy hatalmú varázslatokat dupla Manáért tudja csak alkalmazni</text:p>
              </text:list-item>
              <text:list-item>
                <text:p text:style-name="P155">Nem képes Rituális mágiák alkalmazására</text:p>
              </text:list-item>
            </text:list>
          </table:table-cell>
        </table:table-row>
      </table:table>
      <text:p text:style-name="Standard"/>
      <text:p text:style-name="Standard"/>
      <text:h text:style-name="P133" text:outline-level="2">Háttér fortélyok</text:h>
      <text:p text:style-name="P68"><text:span text:style-name="T65">Háttér fortélyok kidolgozása – </text:span>TODO_FORTÉLY_#10</text:p>
      <text:p text:style-name="P68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34" text:outline-level="3">Titkos harci fortélyok</text:h>
      <text:p text:style-name="P125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75"/>
          </table:table-cell>
          <table:table-cell table:style-name="Táblázat4.B1" office:value-type="string">
            <text:p text:style-name="P86">Kobratánc</text:p>
          </table:table-cell>
          <table:table-cell table:style-name="Táblázat4.B1" office:value-type="string">
            <text:p text:style-name="P29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9">9.szint ?</text:span></text:p>
            <text:p text:style-name="_5b_RPG_5d__20_Táblázattartalom_20_1">Kétkezes harc – 2.fok</text:p>
            <text:p text:style-name="_5b_RPG_5d__20_Táblázattartalom_20_1">Kardvívás – <text:span text:style-name="T9">9.szint</text:span></text:p>
          </table:table-cell>
          <table:table-cell table:style-name="Táblázat4.E1" office:value-type="string">
            <text:p text:style-name="P22">Végtagokat, hasat, páncéltalan részeket támad.</text:p>
            <text:p text:style-name="P22">Hatása: harci transz <text:span text:style-name="T44">(kizökkenéshez mi kell?)</text:span></text:p>
            <text:list xml:id="list1740965514" text:style-name="L6">
              <text:list-item>
                <text:p text:style-name="P157">Nő a harcos Sebesség értéke: +5</text:p>
              </text:list-item>
              <text:list-item>
                <text:p text:style-name="P158">Ez értelmetlen, mert annyit támad, amennyit az ellenfelek rá!!</text:p>
              </text:list-item>
              <text:list-item>
                <text:p text:style-name="P160">Sebzés: k20+2 SP <text:span text:style-name="T10">(semmi más bónusz nem számít ) </text:span></text:p>
              </text:list-item>
              <text:list-item>
                <text:p text:style-name="P160">TÉ: +10</text:p>
              </text:list-item>
              <text:list-item>
                <text:p text:style-name="P159">Páncéldobás esélyeit módosítja: </text:p>
              </text:list-item>
              <text:list-item>
                <text:p text:style-name="P158">nagyobb esély a végtagokra <text:s/>VAGY</text:p>
              </text:list-item>
              <text:list-item>
                <text:p text:style-name="P158">-20% a páncéldobásra</text:p>
              </text:list-item>
              <text:list-item>
                <text:p text:style-name="P160">Támadások száma: max annyi, amennyi az ellenfél(felek) támadásai össz, mivel regál a támadásokra. Lemesélve:</text:p>
              </text:list-item>
              <text:list-item>
                <text:p text:style-name="P161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26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 table:style-name="TableLine1712525364896"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 table:style-name="TableLine1712525370944">
          <table:table-cell table:style-name="Táblázat7.A2" office:value-type="string">
            <text:p text:style-name="P101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10">1 fok</text:p>
          </table:table-cell>
          <table:table-cell table:style-name="Táblázat7.B2" office:value-type="string">
            <text:p text:style-name="P76">Idomítás – <text:span text:style-name="T44">15.szint</text:span></text:p>
            <text:p text:style-name="P94">vagy</text:p>
            <text:p text:style-name="P76">Lovaglás – <text:span text:style-name="T44">15.szint</text:span><text:line-break/><text:span text:style-name="T10">(csak lóra)</text:span></text:p>
            <text:p text:style-name="P94">vagy</text:p>
            <text:p text:style-name="P76">Léglovaglás – <text:span text:style-name="T44">15.szint</text:span></text:p>
            <text:p text:style-name="P95">(csak adott fajú repülő lényre)</text:p>
            <text:p text:style-name="P95"/>
            <text:p text:style-name="P90">Fogékonyság: +3</text:p>
          </table:table-cell>
          <table:table-cell table:style-name="Táblázat7.E2" office:value-type="string">
            <text:p text:style-name="P78">A felsorolt 3 képzettség legfelső fokán már olyan magas fokú kapcsolat jön létre ember és állat között – szinte lelki társsá válnak –, ami korlátozott telepátiát hoz létre.</text:p>
            <text:p text:style-name="P78">Az ilyen kapcsolat csak egyszerűbb érzelmek, hangulatok, parancsok közvetítésére alkalmas. </text:p>
            <text:p text:style-name="P78"><text:span text:style-name="T42">Megjegyzés</text:span>: a kapcsolat olyan <text:span text:style-name="T42">konkrét</text:span> állatokra vonatkozik, akikkel legalább 1 éve szoros napi érintkezésben van.</text:p>
          </table:table-cell>
        </table:table-row>
      </table:table>
      <text:p text:style-name="P124"/>
      <text:h text:style-name="Heading_20_3" text:outline-level="3"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 table:style-name="Táblázat12.1"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 table:style-name="Táblázat12.1">
          <table:table-cell table:style-name="Táblázat12.A2" office:value-type="string">
            <text:p text:style-name="P72"/>
          </table:table-cell>
          <table:table-cell table:style-name="Táblázat12.B2" office:value-type="string">
            <text:p text:style-name="P17">Élő álca</text:p>
          </table:table-cell>
          <table:table-cell table:style-name="Táblázat12.B2" office:value-type="string">
            <text:p text:style-name="P17">1 fok</text:p>
          </table:table-cell>
          <table:table-cell table:style-name="Táblázat12.B2" office:value-type="string">
            <text:p text:style-name="P17">Álcázás/Álruha: 15.szint</text:p>
          </table:table-cell>
          <table:table-cell table:style-name="Táblázat12.E2" office:value-type="string">
            <text:p text:style-name="P81">Titkos, félmágikus ismeret. Csak az álcázás legnagyobb mesterei ismerik – állítólag.</text:p>
            <text:p text:style-name="P81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able:table-row table:style-name="Táblázat12.1">
          <table:table-cell table:style-name="Táblázat12.A2" office:value-type="string">
            <text:p text:style-name="P72"/>
          </table:table-cell>
          <table:table-cell table:style-name="Táblázat12.B2" office:value-type="string">
            <text:p text:style-name="P17">Tapadás</text:p>
          </table:table-cell>
          <table:table-cell table:style-name="Táblázat12.B2" office:value-type="string">
            <text:p text:style-name="P17">1 fok</text:p>
          </table:table-cell>
          <table:table-cell table:style-name="Táblázat12.B2" office:value-type="string">
            <text:p text:style-name="P17">Mászás:</text:p>
            <text:p text:style-name="P17">15.szint</text:p>
          </table:table-cell>
          <table:table-cell table:style-name="Táblázat12.E2" office:value-type="string">
            <text:p text:style-name="P81">Titkos, félmágikus ismeret. <text:s/></text:p>
            <text:p text:style-name="P81">Képes vagy pókként megtapadni a falon – akár a mennyezeten is. A kapaszkodáshoz nincs szükséged kiszögelésre.</text:p>
          </table:table-cell>
        </table:table-row>
      </table:table>
      <text:p text:style-name="Standard"><text:soft-page-break/></text:p>
      <text:h text:style-name="P132" text:outline-level="2">Harci fortélyok</text:h>
      <text:p text:style-name="P128">Ötlet_1: HM követelményt bevezethetnénk: pl. 30 elköltött HM kell, hogy fel lehessen venni egy bizonyos fortélyt.</text:p>
      <text:p text:style-name="P128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Alakzatharc</text:p>
          </table:table-cell>
          <table:table-cell table:style-name="Táblázat3.B2" office:value-type="string">
            <text:p text:style-name="P11">Lásd a leírást!</text:p>
          </table:table-cell>
          <table:table-cell table:style-name="Táblázat3.B2" office:value-type="string">
            <text:p text:style-name="P20">A társak is ismerjék az adott alakzatot</text:p>
            <text:p text:style-name="P20">+</text:p>
            <text:p text:style-name="P20">Alakzat függő, lásd azok leírását!</text:p>
          </table:table-cell>
          <table:table-cell table:style-name="Táblázat3.E2" office:value-type="string">
            <text:p text:style-name="P108">Sok féle alakzat létezik. Gyalogos, kisebb létszámra, nagy, csatatéri formációkra tervezett, valamint lovas alakzatok.</text:p>
            <text:p text:style-name="P108">Az Alakzatharc fortélyt akárhányszor felveheted. Ilyenkor választhatsz 2 alakzatot, melyek megtanulásának követelményeit teljesíteni tudod.</text:p>
            <text:p text:style-name="P108"/>
            <text:p text:style-name="P108">Egyes alakzatok ismeretének több foka van, ezekre külön költeni kell. Például egy "Lovas ék" alakzat 2.fokához külön alakzatként ismerni kell már a "Lovas ék" 1.fokát is.</text:p>
            <text:p text:style-name="P108"/>
            <text:p text:style-name="P108">Ha egy csoportban a társak legalább fele alacsonyabb fokon ismeri az adott alakzatot, akkor mindenkire az alacsonyabb bónuszok érvényesek.</text:p>
            <text:p text:style-name="P108"/>
            <text:p text:style-name="P104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Fárasztás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Harcmodor: 6.szint</text:p>
            <text:p text:style-name="P11">Ügyesség: +1</text:p>
          </table:table-cell>
          <table:table-cell table:style-name="Táblázat3.E2" office:value-type="string">
            <text:p text:style-name="_5b_RPG_5d__20_Táblázat_20_-_20_Fortély_20_hatás"><text:span text:style-name="T28">Ha a </text:span><text:span text:style-name="T23">Fárasztás</text:span><text:span text:style-name="T28"> harci taktikát alkalmazod és rendelkezel ezzel a harci fortéllyal, akkor további </text:span><text:span text:style-name="T25">+3 VÉ</text:span><text:span text:style-name="T28">-t csökkentesz ellenfeleden támadáskor.</text:span></text:p>
            <text:p text:style-name="P107">A fortély nagy ismerői a bajvívók és harcosok.</text:p>
            <text:p text:style-name="P107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41"/>
          </table:table-cell>
          <table:table-cell table:style-name="Táblázat3.B2" office:value-type="string">
            <text:p text:style-name="P49">Belharc -</text:p>
            <text:p text:style-name="P50">konkrét fegyver</text:p>
          </table:table-cell>
          <table:table-cell table:style-name="Táblázat3.B2" office:value-type="string">
            <text:p text:style-name="P47">2 fok</text:p>
          </table:table-cell>
          <table:table-cell table:style-name="Táblázat3.B2" office:value-type="string">
            <text:p text:style-name="P52">1.fok:</text:p>
            <text:p text:style-name="P40">Ügyesség, Gyorsaság: +1</text:p>
            <text:p text:style-name="P40">Közelharc - 6.szint</text:p>
            <text:p text:style-name="P40"/>
            <text:p text:style-name="P52">2.fok:</text:p>
            <text:p text:style-name="P40">Ügyesség, Gyorsaság: +2</text:p>
            <text:p text:style-name="P40">Közelharc - 9.szint</text:p>
            <text:p text:style-name="P40">Használt fegyverre: Mesterfegyver - 1.fok</text:p>
          </table:table-cell>
          <table:table-cell table:style-name="Táblázat3.E2" office:value-type="string">
            <text:p text:style-name="P39">Testközelben érzed igazában elemedben magad.</text:p>
            <text:p text:style-name="P39">Sikeres „Belharcba kerülés” manőver esetén Belharci szituációba kerülsz és harcértékeidre – <text:span text:style-name="T60">csak „Közelharc” harcmodor esetén – </text:span>a következő pluszok járnak:</text:p>
            <text:p text:style-name="P53"><text:span text:style-name="T60">1.fok: </text:span>KÉ: +2, <text:s/>TÉ: +3, <text:s/>VÉ: +3</text:p>
            <text:p text:style-name="P54"><text:span text:style-name="T60">2.fok: </text:span>KÉ: +<text:span text:style-name="T60">4</text:span>, <text:s/>TÉ: +<text:span text:style-name="T60">6</text:span>, <text:s/>VÉ: +<text:span text:style-name="T60">6</text:span></text:p>
            <text:p text:style-name="P39"><text:span text:style-name="T42">Fontos</text:span>: ezt a fortélyt konkrét fegyverre (Puszta kéz is ide tartozik) kell felvenni, csak annak használatakor járnak a bónuszok. A Belharcot így többször is fel lehet venni.</text:p>
            <text:p text:style-name="P39"><text:span text:style-name="T38">Az ellenfél módosítóinak változását lásd a Harcrendszer fejezet „</text:span><text:span text:style-name="T35">Belharc</text:span><text:span text:style-name="T38">” harci taktika leírásánál!</text:span>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Fegyverrántás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11"><text:span text:style-name="T3">1.fok</text:span>: </text:p>
            <text:p text:style-name="P11">Gyorsaság: +1</text:p>
            <text:p text:style-name="P11"><text:span text:style-name="T3">2.fok</text:span>: </text:p>
            <text:p text:style-name="P11">Gyorsaság: +2</text:p>
          </table:table-cell>
          <table:table-cell table:style-name="Táblázat3.E2" office:value-type="string">
            <text:p text:style-name="P108">Bónuszok fegyverrántás szituációban </text:p>
            <text:p text:style-name="P108">(az alkalmazó oldalán):</text:p>
            <text:p text:style-name="_5b_RPG_5d__20_Táblázat_20_-_20_Fortély_20_hatás"><text:span text:style-name="T24">1.fok</text:span><text:span text:style-name="T28">:: +5KÉ </text:span></text:p>
            <text:p text:style-name="_5b_RPG_5d__20_Táblázat_20_-_20_Fortély_20_hatás"><text:span text:style-name="T23">2.fok</text:span><text:span text:style-name="T28">: +10KÉ</text:span></text:p>
            <text:p text:style-name="_5b_RPG_5d__20_Táblázat_20_-_20_Fortély_20_hatás">Bővebben <text:s/>lásd a <text:span text:style-name="T26">Harcrendszer fejezet </text:span><text:span text:style-name="T23">Fegyverrántás</text:span><text:span text:style-name="T26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Forgószél támadás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Min. 2 támadás</text:p>
            <text:p text:style-name="P11">Harcmodor: 6.szint</text:p>
            <text:p text:style-name="P11"/>
            <text:p text:style-name="P11">Manőver ismeret: Kibontakozás/Átsiklás<text:line-break/>(1.fok)</text:p>
          </table:table-cell>
          <table:table-cell table:style-name="Táblázat3.E2" office:value-type="string">
            <text:p text:style-name="P81">1db támadást adhatsz le a körben, de azt egyszerre több ellenfél ellen (akik a fegyvered hatótávolságán belül vannak)</text:p>
            <text:p text:style-name="P81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Gyors kezdeményezés</text:p>
          </table:table-cell>
          <table:table-cell table:style-name="Táblázat3.B2" office:value-type="string">
            <text:p text:style-name="P17">1 fok</text:p>
          </table:table-cell>
          <table:table-cell table:style-name="Táblázat3.B2" office:value-type="string">
            <text:p text:style-name="P20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Harc helyhez kötve 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Önuralom: +1</text:p>
            <text:p text:style-name="P11">Harcmodor: 3.szint</text:p>
          </table:table-cell>
          <table:table-cell table:style-name="Táblázat3.E2" office:value-type="string">
            <text:p text:style-name="P81">Felezi a <text:span text:style-name="T41">Harc helyhez kötve szituációt levonásait:</text:span></text:p>
            <text:p text:style-name="P92">-5 KÉ, -10 TÉ, -10 VÉ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72"/>
          </table:table-cell>
          <table:table-cell table:style-name="Táblázat3.B2" office:value-type="string">
            <text:p text:style-name="P91">Harci akrobatika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11">1. fok:</text:p>
            <text:p text:style-name="P11">Ügyesség:+2</text:p>
            <text:p text:style-name="P11">Gyorsaság: +2</text:p>
            <text:p text:style-name="P11">Akrobatika: 4.szint</text:p>
            <text:p text:style-name="P11"/>
            <text:p text:style-name="P11">2. fok:</text:p>
            <text:p text:style-name="P11">Ügyesség:+4</text:p>
            <text:p text:style-name="P11">Gyorsaság: +3</text:p>
            <text:p text:style-name="P11">Akrobatika: 8.szint</text:p>
          </table:table-cell>
          <table:table-cell table:style-name="Táblázat3.E2" office:value-type="string">
            <text:p text:style-name="P111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111"><text:span text:style-name="T5">1.fok</text:span>: Az Akrobatika képzettséged felét hozzáadhatod bónuszként TÉ/VÉ értékeidhez.</text:p>
            <text:p text:style-name="P111">Kibontakozás/Átsiklás manőverre +1 bónuszt kapsz.</text:p>
            <text:p text:style-name="P111"><text:span text:style-name="T5">2.fok</text:span>: Az Akrobatika képzettségedet 1:1 hozzáadhatod bónuszként TÉ/VÉ értékeidhez.</text:p>
            <text:p text:style-name="P111">Kibontakozás/Átsiklás manőverre +3 bónuszt kapsz.</text:p>
            <text:p text:style-name="P111"><text:span text:style-name="T5">Fegyverek</text:span>: A forgatott fegyverek össz pengehossza nem lehet nagyobb, mint 1 penge (Például 1db hosszú kard, vagy 2db rövidkard), továbbá súlyuk is fontos tényező (KM dönt).</text:p>
            <text:p text:style-name="P111"><text:span text:style-name="T5">Vértek</text:span>: a fortély csak olyan hajlékony, könnyű, nem‑fém vértben használható, melynek nem nagyobb MGT-je <text:span text:style-name="T55">X</text:span>-nél.</text:p>
            <text:p text:style-name="P111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111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.1">
          <table:table-cell table:style-name="Táblázat3.A9" office:value-type="string">
            <text:p text:style-name="P72"/>
          </table:table-cell>
          <table:table-cell table:style-name="Táblázat3.B2" office:value-type="string">
            <text:p text:style-name="P87">Harci anatómia</text:p>
          </table:table-cell>
          <table:table-cell table:style-name="Táblázat3.B2" office:value-type="string">
            <text:p text:style-name="P11">3</text:p>
          </table:table-cell>
          <table:table-cell table:style-name="Táblázat3.B2" office:value-type="string">
            <text:p text:style-name="P27">1.fok:</text:p>
            <text:p text:style-name="P18">Intelligencia: x <text:line-break/><text:span text:style-name="T56">Harcmodor: 4.szint <text:s/></text:span></text:p>
            <text:p text:style-name="P34"><text:span text:style-name="T9">Összpontosítás: 3.szint</text:span><text:line-break/></text:p>
            <text:p text:style-name="P27">2.fok:</text:p>
            <text:p text:style-name="P18">Intelligencia: y, <text:line-break/>Közelharc: 8.szint</text:p>
            <text:p text:style-name="P18">Összpontosítás: 6.szint</text:p>
            <text:p text:style-name="P18">Élettan - 3.szint</text:p>
            <text:p text:style-name="P34"/>
            <text:p text:style-name="P27">3.(titkos) fok:</text:p>
            <text:p text:style-name="P23">Intelligencia: z</text:p>
            <text:p text:style-name="P23">Fogékonyság: +1</text:p>
            <text:p text:style-name="P23">Élettan - 5.szint</text:p>
            <text:p text:style-name="P23">Közelharc: 12.szint</text:p>
            <text:p text:style-name="P23">Összpontosítás: 9.szint</text:p>
            <text:p text:style-name="P23">Mester, aki tanítja;</text:p>
          </table:table-cell>
          <table:table-cell table:style-name="Táblázat3.E2" office:value-type="string">
            <text:p text:style-name="P105">Ismered a test sebezhető pontjait és tisztában vagy a létfontosságú belső szervek elhelyezkedésével.</text:p>
            <text:p text:style-name="P81"><text:span text:style-name="T5">1. fok</text:span>: +5 SP</text:p>
            <text:list xml:id="list2627305880" text:style-name="L7">
              <text:list-item>
                <text:p text:style-name="P142">a Visszafogott Csapás harci taktika csak Hátulról támadás esetén működik, harc közben nem.</text:p>
              </text:list-item>
              <text:list-item>
                <text:p text:style-name="P142">„Leütés hátulról” harci szituációban is bónuszt ad.</text:p>
              </text:list-item>
            </text:list>
            <text:p text:style-name="P81"><text:span text:style-name="T5">2 .fok</text:span>: +10 SP</text:p>
            <text:list xml:id="list2235010990" text:style-name="L8">
              <text:list-item>
                <text:p text:style-name="P143">Harc közben is használható a <text:span text:style-name="T5">Visszafogott Csapás</text:span> harci taktika.</text:p>
              </text:list-item>
            </text:list>
            <text:list xml:id="list221026539502536" text:continue-list="list2627305880" text:style-name="L7">
              <text:list-item text:start-value="1">
                <text:p text:style-name="P162">„Leütés hátulról” harci szituációban is bónuszt ad.</text:p>
              </text:list-item>
            </text:list>
            <text:p text:style-name="P105"><text:span text:style-name="T5">3.fok:</text:span> <text:span text:style-name="T61">+ 10 SP</text:span></text:p>
            <text:list xml:id="list2452381245" text:style-name="L9">
              <text:list-item>
                <text:p text:style-name="P163">Ismer olyan kényes pontokat, amelyekkel béníthat, görcsöt vagy kábulatot okozhat, és az ilyen technikával okozott ugyanilyen hatásokat szüntethet meg. Szemgolyót szedhet ki harc közben.</text:p>
                <text:p text:style-name="P164">TODO: ez hogy jelenik meg a játékban??</text:p>
              </text:list-item>
              <text:list-item>
                <text:p text:style-name="P163">A 3.fokot csak fejvadász, boszorkány, boszorkánymester és egyes harcművész iskolákban tanítják</text:p>
              </text:list-item>
            </text:list>
            <text:list xml:id="list221026040498742" text:continue-list="list221026539502536" text:style-name="L7">
              <text:list-item text:start-value="1">
                <text:p text:style-name="P162">„Leütés hátulról” harci szituációban is bónuszt ad.</text:p>
              </text:list-item>
            </text:list>
            <text:p text:style-name="P105"/>
            <text:p text:style-name="P105"><text:span text:style-name="_5b_RPG_5d_Kiemelt_20_kifejezés"><text:span text:style-name="T39">Megjegyzések</text:span></text:span><text:span text:style-name="_5b_RPG_5d_Kiemelt_20_kifejezés"><text:span text:style-name="T40">:</text:span></text:span></text:p>
            <text:list xml:id="list3428713758" text:style-name="L10">
              <text:list-item>
                <text:p text:style-name="P165"><text:span text:style-name="_5b_RPG_5d_Kiemelt_20_kifejezés"><text:span text:style-name="T37">A fortély csak elfszabásúak ellen használható, ha anatómiájuk nem titok, vagy nem ismeretlen az alkalmazó számára</text:span></text:span></text:p>
              </text:list-item>
              <text:list-item>
                <text:p text:style-name="P165"><text:span text:style-name="_5b_RPG_5d_Kiemelt_20_kifejezés"><text:span text:style-name="T36">Csatabárdokkal, buzogányokkal, kétkezes fegyverekkel a fortély nem alkalmazható.</text:span></text:span></text:p>
              </text:list-item>
              <text:list-item>
                <text:p text:style-name="P165"><text:span text:style-name="_5b_RPG_5d_Kiemelt_20_kifejezés"><text:span text:style-name="T36">Nem alkalmazható Páncélszúrás manőver alkalmazása közben.</text:span></text:span></text:p>
              </text:list-item>
              <text:list-item>
                <text:p text:style-name="P165"><text:span text:style-name="_5b_RPG_5d_Kiemelt_20_kifejezés"><text:span text:style-name="T36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Harci láz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11"><text:span text:style-name="T5">1.fok: </text:span><text:line-break/>Harcmodor: 3.szint</text:p>
            <text:p text:style-name="P11">Erő,Edzettség:+1</text:p>
            <text:p text:style-name="P25">2.fok:</text:p>
            <text:p text:style-name="P11">Harcmodor: 6.szint</text:p>
            <text:p text:style-name="P11">Erő,Edzettség:+2</text:p>
            <text:p text:style-name="P25">3. (titkos) fok:</text:p>
            <text:p text:style-name="P11">speciális, nem vehető fel KP-ért</text:p>
          </table:table-cell>
          <table:table-cell table:style-name="Táblázat3.E2" office:value-type="string">
            <text:p text:style-name="P81">Harci extázisba esel, melyből nagyon nehéz kizökkenteni. A menekülésre nem gondolsz.</text:p>
            <text:p text:style-name="P81"><text:span text:style-name="T3">1.fok</text:span>: </text:p>
            <text:list xml:id="list3949509760" text:style-name="L11">
              <text:list-item>
                <text:p text:style-name="P144">Erő, Edzettség, Gyorsaság tulajdonságpróbákra: +1</text:p>
              </text:list-item>
              <text:list-item>
                <text:p text:style-name="P144">KÉ:+2; TÉ:+4 VÉ:-10</text:p>
              </text:list-item>
              <text:list-item>
                <text:p text:style-name="P144">SP: +1</text:p>
              </text:list-item>
              <text:list-item>
                <text:p text:style-name="P144">Harcmodor Sebesség:+1; ÉP:+2</text:p>
              </text:list-item>
              <text:list-item>
                <text:p text:style-name="P144">AME, MME: +5</text:p>
              </text:list-item>
              <text:list-item>
                <text:p text:style-name="P144">Sebesülés TÉ levonása 5-el mérséklődik</text:p>
              </text:list-item>
            </text:list>
            <text:p text:style-name="P81"><text:span text:style-name="T3">2.fok</text:span>: </text:p>
            <text:list xml:id="list1660154467" text:style-name="L12">
              <text:list-item>
                <text:p text:style-name="P145">Erő, Edzettség, Gyorsaság tulajdonságpróbákra: +2</text:p>
              </text:list-item>
              <text:list-item>
                <text:p text:style-name="P145">KÉ:+4; TÉ:+8 VÉ:-10</text:p>
              </text:list-item>
            </text:list>
            <text:list xml:id="list221025678270722" text:continue-list="list3949509760" text:style-name="L11">
              <text:list-item text:start-value="1">
                <text:p text:style-name="P144">SP: +2</text:p>
              </text:list-item>
            </text:list>
            <text:list xml:id="list221027628753308" text:continue-list="list1660154467" text:style-name="L12">
              <text:list-item text:start-value="1">
                <text:p text:style-name="P145">Harcmodor Sebesség:+2; ÉP:+4</text:p>
              </text:list-item>
              <text:list-item>
                <text:p text:style-name="P145">AME, MME: +10</text:p>
              </text:list-item>
              <text:list-item>
                <text:p text:style-name="P145">Sebesülés TÉ levonása 10-el mérséklődik</text:p>
              </text:list-item>
            </text:list>
            <text:p text:style-name="P114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1779778437" text:style-name="L13">
              <text:list-item>
                <text:p text:style-name="P167">Erő, Edzettség, Gyorsaság tulajdonságpróbákra: +3</text:p>
              </text:list-item>
            </text:list>
            <text:list xml:id="list221027227615377" text:continue-list="list221027628753308" text:style-name="L12">
              <text:list-item text:start-value="1">
                <text:p text:style-name="P145">KÉ:+6; TÉ:+12 VÉ:-10</text:p>
              </text:list-item>
            </text:list>
            <text:list xml:id="list221026127990886" text:continue-list="list221025678270722" text:style-name="L11">
              <text:list-item text:start-value="1">
                <text:p text:style-name="P144">SP: +3</text:p>
              </text:list-item>
            </text:list>
            <text:list xml:id="list221025746565698" text:continue-list="list221027227615377" text:style-name="L12">
              <text:list-item text:start-value="1">
                <text:p text:style-name="P145">Harcmodor Sebesség:+3; ÉP:+6</text:p>
              </text:list-item>
              <text:list-item>
                <text:p text:style-name="P145">AME, MME: +10</text:p>
              </text:list-item>
              <text:list-item>
                <text:p text:style-name="P168">Sebesülés TÉ levonása 15-el mérséklődik</text:p>
              </text:list-item>
            </text:list>
            <text:p text:style-name="P81"><text:span text:style-name="T5">Speciális</text:span>: </text:p>
            <text:list xml:id="list1210203662" text:style-name="L14">
              <text:list-item>
                <text:p text:style-name="P146">Pajzs VÉ nem számít, lövés, mágia, pszi tiltott.</text:p>
              </text:list-item>
              <text:list-item>
                <text:p text:style-name="P146">Hajításnál a fegyver Osztója csökken:-1 <text:span text:style-name="T10">(min 1)</text:span></text:p>
              </text:list-item>
              <text:list-item>
                <text:p text:style-name="P146">A +ÉP a Harci láz alkalmazása alatt adódik csak hozzá az <text:span text:style-name="T42">utolsó</text:span> egészség kategória oszlopához.</text:p>
              </text:list-item>
            </text:list>
            <text:p text:style-name="P114">Bekerülés Harci lázba:</text:p>
            <text:list xml:id="list2976603215" text:style-name="L15">
              <text:list-item>
                <text:p text:style-name="P147">2 kör hergelés szükséges</text:p>
              </text:list-item>
              <text:list-item>
                <text:p text:style-name="P147">Harc közben elég 1 kör</text:p>
              </text:list-item>
              <text:list-item>
                <text:p text:style-name="P147">Ha sebet kap (vagy okoz magának), akkor szintén elég 1 kör</text:p>
              </text:list-item>
            </text:list>
          </table:table-cell>
        </table:table-row>
        <table:table-row table:style-name="Táblázat3.1">
          <table:table-cell table:style-name="Táblázat3.A12" office:value-type="string">
            <text:p text:style-name="P100">TÁP</text:p>
          </table:table-cell>
          <table:table-cell table:style-name="Táblázat3.B2" office:value-type="string">
            <text:p text:style-name="P86">Harcos elme</text:p>
          </table:table-cell>
          <table:table-cell table:style-name="Táblázat3.B2" office:value-type="string">
            <text:p text:style-name="P11">4 fok</text:p>
          </table:table-cell>
          <table:table-cell table:style-name="Táblázat3.B2" office:value-type="string">
            <text:p text:style-name="P99">TODO: Erősebb követelményeket!</text:p>
            <text:p text:style-name="P11"><text:span text:style-name="T3">1.fok</text:span>: </text:p>
            <text:p text:style-name="P11">Önuralom: +1</text:p>
            <text:p text:style-name="P11"/>
            <text:p text:style-name="P11"><text:span text:style-name="T3">2.fok</text:span>: </text:p>
            <text:p text:style-name="P11">Önuralom: +2</text:p>
            <text:p text:style-name="P11"/>
            <text:p text:style-name="P11"><text:span text:style-name="T3">3.fok</text:span>: </text:p>
            <text:p text:style-name="P11">Önuralom: +3</text:p>
            <text:p text:style-name="P11"/>
            <text:p text:style-name="P11"><text:span text:style-name="T3">4.fok</text:span><text:span text:style-name="T5">*</text:span>: </text:p>
            <text:p text:style-name="P11">Önuralom: +4</text:p>
            <text:p text:style-name="P11">Chi harc használata</text:p>
          </table:table-cell>
          <table:table-cell table:style-name="Táblázat3.E2" office:value-type="string">
            <text:p text:style-name="P81">A Fortély minden foka </text:p>
            <text:list xml:id="list1569861464" text:style-name="L16">
              <text:list-item>
                <text:p text:style-name="P148">1 VÉ-t semlegesít az ellenfél VÉ csökkenést okozó támadásaiból. Az ÉP seb okozta VÉ csökkenésre ez nem vonatkozik.</text:p>
              </text:list-item>
              <text:list-item>
                <text:p text:style-name="P148">1 ponttal mérsékeli a sebesülés hatására elszenvedett TÉ csökkenést</text:p>
              </text:list-item>
              <text:list-item>
                <text:p text:style-name="P148">NEM mérsékli a Fárasztás harci taktika használata során az <text:span text:style-name="T42">alkalmazó</text:span> által elszenvedett automatikus VÉ csökkenést.</text:p>
              </text:list-item>
            </text:list>
            <text:p text:style-name="P81"/>
            <text:p text:style-name="P81"><text:span text:style-name="T5">4.(titkos) fok</text:span>: Az alkalmazó VÉ-je Védekező harcban (harci taktika) egyáltalán <text:span text:style-name="T42">nem csökken</text:span> ellenfelei támadásának hatására.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11"/>
          </table:table-cell>
          <table:table-cell table:style-name="Táblázat3.B2" office:value-type="string">
            <text:p text:style-name="P8">Hárítófegyver használat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Ügyesség: +1</text:p>
          </table:table-cell>
          <table:table-cell table:style-name="Táblázat3.E2" office:value-type="string">
            <text:p text:style-name="P81"><text:span text:style-name="T3">Alapeset: </text:span><text:span text:style-name="T1"><text:s/>hiába visel valaki hárítófegyvert, ha nem tudja használni, nem kap semmilyen pluszt.</text:span></text:p>
            <text:p text:style-name="P81"><text:span text:style-name="T3">Hatás:</text:span> Megkapja a hárítófegyver VÉ módosítóját</text:p>
            <text:p text:style-name="P81">Az egyes hárítófegyverek leírását lásd a Harcrendszer „Fegyverek” fejezetében.</text:p>
            <text:p text:style-name="P81">Gyakori hárítófegyverek: Alkarvédő, csatakesztyű, köpeny (köpenyvívás), tonfa, fejvadászkard.</text:p>
            <text:p text:style-name="P81"><text:span text:style-name="T5">Megjegyzés</text:span>:: Egyszerre legfeljebb 1db hárítófegyver használható! Pusztító fegyverek és kétkezes, vagy nagyobb kardok ellen hatástalan, nem ad védelmet.</text:p>
            <text:p text:style-name="P81"><text:span text:style-name="T5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Kaszabolás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11"><text:span text:style-name="T5">1.fok:</text:span> <text:line-break/>Erő: +1, Harcmodor: 4</text:p>
            <text:p text:style-name="P11"><text:span text:style-name="T5">2.fok:</text:span> <text:line-break/>Erő: +1, Harcmodor: 8</text:p>
          </table:table-cell>
          <table:table-cell table:style-name="Táblázat3.E2" office:value-type="string">
            <text:p text:style-name="P81"><text:span text:style-name="T3">1.fok</text:span>: Ha harcképtelenné teszel valakit, akkor kapsz egy bónusz támadást egy közeli ellenfél ellen. Ezt egy körben max 1x alkalmazhatod.</text:p>
            <text:p text:style-name="P81"><text:span text:style-name="T3">2.fok</text:span>: Mint az 1.fok, de akárhányszor alkalmazhatod egy körben.</text:p>
            <text:p text:style-name="P81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32"/>
          </table:table-cell>
          <table:table-cell table:style-name="Táblázat3.B2" office:value-type="string">
            <text:p text:style-name="P86">Elsöprő roham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Harcmodor: 4.szint</text:p>
          </table:table-cell>
          <table:table-cell table:style-name="Táblázat3.E2" office:value-type="string">
            <text:p text:style-name="P13">Roham esetén KÉ: +5; Erőbónusz duplázódik.</text:p>
            <text:p text:style-name="P13">Öngyilkos roham esetén a fentiek <text:span text:style-name="T42">nem</text:span> használhatóak.</text:p>
          </table:table-cell>
        </table:table-row>
        <table:table-row table:style-name="Táblázat3.1">
          <table:table-cell table:style-name="Táblázat3.A16" office:value-type="string">
            <text:p text:style-name="P72"/>
          </table:table-cell>
          <table:table-cell table:style-name="Táblázat3.B2" office:value-type="string">
            <text:p text:style-name="P86">Kétkezes harc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11"><text:span text:style-name="T5">1.fok</text:span>: </text:p>
            <text:p text:style-name="P11">Főfegyver harcmodora – 6.szint</text:p>
            <text:p text:style-name="P11">Kiegészítő fegyver harcmodora – 3.szint</text:p>
            <text:p text:style-name="P11"/>
            <text:p text:style-name="P11"><text:span text:style-name="T5">2.fok</text:span>: </text:p>
            <text:p text:style-name="P11">Főfegyver harcmodora – 9.szint</text:p>
            <text:p text:style-name="P11">Kiegészítő fegyver harcmodora – 6.szint</text:p>
            <text:p text:style-name="P11"/>
            <text:p text:style-name="P11"><text:span text:style-name="T5">3.fok</text:span>: </text:p>
            <text:p text:style-name="P11">Főfegyver harcmodora – 9.szint</text:p>
            <text:p text:style-name="P11">Kiegészítő fegyver harcmodora – 9.szint</text:p>
          </table:table-cell>
          <table:table-cell table:style-name="Táblázat3.E2" office:value-type="string">
            <text:p text:style-name="P116"><text:span text:style-name="T5">Alapeset</text:span>: Képzetlen kétkezes harc esetén két fegyver használatakor a főfegyver (nagyobb fegyver) harcmodora és értékei számítanak. </text:p>
            <text:p text:style-name="P116">Továbbá: -10 KÉ/TÉ/VÉ; <text:s/>+1 Sebesség</text:p>
            <text:p text:style-name="P116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2">+3 Harcmodor-Sebesség</text:span><text:span text:style-name="T58">*</text:span></text:p>
            <text:p text:style-name="P116"><text:span text:style-name="T3">2.fok</text:span>: Mint az 1.fok, de csak a főfegyver Mesterfegyver fortélya számít<text:line-break/>(akkor is, ha a két fegyver típusa ugyanaz!)</text:p>
            <text:p text:style-name="P116">Továbbá: <text:span text:style-name="T42">+6 Harcmodor-Sebesség</text:span><text:span text:style-name="T58">*</text:span></text:p>
            <text:p text:style-name="P116"><text:span text:style-name="T3">3.fok</text:span>:: Mint az 2.fok, de mindkét fegyver Mesterfegyver fortélya beszámít (annál hosszabbak esetén viszont semmilyen bónusz nem számít és a fegyverek harcértéke 0)</text:p>
            <text:p text:style-name="P116">Továbbá: <text:span text:style-name="T42">+6 Harcmodor-</text:span><text:span text:style-name="T58">Sebesség* (ez nem emelkedik)</text:span></text:p>
            <text:p text:style-name="P116"/>
            <text:p text:style-name="P115">*Harcmodor-Sebesség bónusz</text:p>
            <text:p text:style-name="P116">A sebesség bónusz végső értékét úgy kapjuk meg, hogy még fegyver-függő levonásokat alkalmazunk rá az alábbiak szerint:</text:p>
            <text:list xml:id="list125555825" text:style-name="L17">
              <text:list-item>
                <text:p text:style-name="P169">Adjuk össze a forgatott 2 fegyver pengehosszait</text:p>
              </text:list-item>
              <text:list-item>
                <text:p text:style-name="P169">Minden 0,5 penge 1 ponttal csökkenti a bónuszt<text:line-break/><text:span text:style-name="T59">Fontos: A „rövid” fegyverek 0 pengének számítanak számolásnál!)</text:span></text:p>
              </text:list-item>
            </text:list>
            <text:p text:style-name="P116"><text:span text:style-name="T5">Általános szabályok</text:span>:</text:p>
            <text:list xml:id="list3034380805" text:style-name="L18">
              <text:list-item>
                <text:p text:style-name="P149">Támadások számának meghatározásánál a nagyobb fegyver számít (+sebesség beszámításánál)</text:p>
              </text:list-item>
              <text:list-item>
                <text:p text:style-name="P149">Kétkezesség fortély: ha a Kétkezes harc legalább 1.fokú, akkor +1 Sebesség bónuszt ad</text:p>
              </text:list-item>
              <text:list-item>
                <text:p text:style-name="P149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0">→</text:span><text:span text:style-name="T57"> </text:span>Erő +2 </text:p>
              </text:list-item>
              <text:list-item>
                <text:p text:style-name="P149">Sebzésnél melyik fegyver talál: <text:line-break/>a k20-as sebződobással együtt dobunk k6-al is</text:p>
              </text:list-item>
              <text:list-item>
                <text:p text:style-name="P150">azonos méretű fegyverek esetén: <text:line-break/>1-3: gyengébb kéz fegyvere ; 4-6: ügyesebb kéz fegyvere sebez</text:p>
              </text:list-item>
              <text:list-item>
                <text:p text:style-name="P150">nagy + kisebb fegyver esetén: <text:line-break/>1-2: gyengébb kéz fegyvere; 3-6: ügyesebb kéz fegyvere sebez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76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3">Csak 1.szinten vehető fel.</text:p>
          </table:table-cell>
          <table:table-cell table:style-name="Táblázat3.E2" office:value-type="string">
            <text:list xml:id="list586605371" text:style-name="L19">
              <text:list-item>
                <text:p text:style-name="P174">Mindkét kezeddel levonás nélkül tudsz harcolni, de csak 1 fegyverrel!!</text:p>
              </text:list-item>
              <text:list-item>
                <text:p text:style-name="P174">„Páros hajítás” harci szituációban csak -15CÉ büntetés jár mindkét kézre.</text:p>
              </text:list-item>
              <text:list-item>
                <text:p text:style-name="P174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72"/>
          </table:table-cell>
          <table:table-cell table:style-name="Táblázat3.B2" office:value-type="string">
            <text:p text:style-name="P86">Kínokozás</text:p>
            <text:p text:style-name="P93">Miben különbözik a Harci anatómiától??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Élettan (elfszabásúak): 4.szint</text:p>
          </table:table-cell>
          <table:table-cell table:style-name="Táblázat3.E2" office:value-type="string">
            <text:p text:style-name="P81">Sebzésed: <text:span text:style-name="T9">XX</text:span></text:p>
            <text:p text:style-name="P81">Ellenfeled Fájdalomtűrés célszáma 3-al nő. A próba rontása esetén Önuralom próba: 6 (nehéz) ellen. Ha elrontja, akkor a következő körben Harc gyűlölet vagy Harc félelemből módosítóival harcol (KM dönt).</text:p>
            <text:p text:style-name="P81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Kitérés Lövés elől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5">Ügyesség +3</text:p>
            <text:p text:style-name="P15">Gyorsaság : +3 <text:span text:style-name="T9">Összpontosítás 6.szint</text:span></text:p>
          </table:table-cell>
          <table:table-cell table:style-name="Táblázat3.E2" office:value-type="string">
            <text:p text:style-name="P103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Körkörös harc</text:p>
          </table:table-cell>
          <table:table-cell table:style-name="Táblázat3.B2" office:value-type="string">
            <text:p text:style-name="P11">1 fok</text:p>
          </table:table-cell>
          <table:table-cell table:style-name="Táblázat3.B2" office:value-type="string">
            <text:p text:style-name="P11">Akrobatika: 6.szint</text:p>
          </table:table-cell>
          <table:table-cell table:style-name="Táblázat3.E2" office:value-type="string">
            <text:p text:style-name="P81">Ha megdobod az Akrobatika próbád (<text:span text:style-name="T11">10+(plusz támadók száma x 2</text:span>)) nehézség ellen, akkor nem tudnak közrefogni és nem alkalmazhatnak ellened orvtámadást, valamint nem kapják meg sem a Harc hátulról, sem a Harc félhátulról módosítóit.</text:p>
            <text:p text:style-name="P81">A próbát minden kör elején újra kell dobni.</text:p>
          </table:table-cell>
        </table:table-row>
        <table:table-row table:style-name="Táblázat3.1">
          <table:table-cell table:style-name="Táblázat3.A2" office:value-type="string">
            <text:p text:style-name="P18">!!!</text:p>
          </table:table-cell>
          <table:table-cell table:style-name="Táblázat3.B2" office:value-type="string">
            <text:p text:style-name="P89">Pajzshasználat</text:p>
            <text:p text:style-name="P88"/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25">1. fok:</text:p>
            <text:p text:style-name="P11">Erő: +0</text:p>
            <text:p text:style-name="P11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 table:style-name="TableLine1712525387648">
                <table:table-cell table:style-name="Táblázat14.A1" office:value-type="string">
                  <text:p text:style-name="P120">Pajzs</text:p>
                </table:table-cell>
                <table:table-cell table:style-name="Táblázat14.A1" office:value-type="string">
                  <text:p text:style-name="P119">VÉ</text:p>
                </table:table-cell>
                <table:table-cell table:style-name="Táblázat14.A1" office:value-type="string">
                  <text:p text:style-name="P119">MGT</text:p>
                </table:table-cell>
                <table:table-cell table:style-name="Táblázat14.A1" office:value-type="string">
                  <text:p text:style-name="P119">TÉ levonás képzetlenül</text:p>
                </table:table-cell>
                <table:table-cell table:style-name="Táblázat14.A1" office:value-type="string">
                  <text:p text:style-name="P119">TÉ levonás<text:line-break/>1.fok</text:p>
                </table:table-cell>
                <table:table-cell table:style-name="Táblázat14.F1" office:value-type="string">
                  <text:p text:style-name="P119">TÉ levonás<text:line-break/>2.fok</text:p>
                </table:table-cell>
              </table:table-row>
              <table:table-row table:style-name="TableLine1712525396576">
                <table:table-cell table:style-name="Táblázat14.A4" office:value-type="string">
                  <text:p text:style-name="P122">Kis pajzs</text:p>
                </table:table-cell>
                <table:table-cell table:style-name="Táblázat14.B4" office:value-type="string">
                  <text:p text:style-name="P121">10</text:p>
                </table:table-cell>
                <table:table-cell table:style-name="Táblázat14.C2" office:value-type="string">
                  <text:p text:style-name="P121"/>
                </table:table-cell>
                <table:table-cell table:style-name="Táblázat14.D4" office:value-type="string">
                  <text:p text:style-name="P121">-10 TÉ</text:p>
                </table:table-cell>
                <table:table-cell table:style-name="Táblázat14.E4" office:value-type="string">
                  <text:p text:style-name="P121">0</text:p>
                </table:table-cell>
                <table:table-cell table:style-name="Táblázat14.F4" office:value-type="string">
                  <text:p text:style-name="P121">0</text:p>
                </table:table-cell>
              </table:table-row>
              <table:table-row table:style-name="TableLine1712525381312">
                <table:table-cell table:style-name="Táblázat14.A4" office:value-type="string">
                  <text:p text:style-name="P122">Közepes pajzs</text:p>
                </table:table-cell>
                <table:table-cell table:style-name="Táblázat14.B4" office:value-type="string">
                  <text:p text:style-name="P121">30</text:p>
                </table:table-cell>
                <table:table-cell table:style-name="Táblázat14.C2" office:value-type="string">
                  <text:p text:style-name="P121"/>
                </table:table-cell>
                <table:table-cell table:style-name="Táblázat14.D4" office:value-type="string">
                  <text:p text:style-name="P121">-15 TÉ</text:p>
                </table:table-cell>
                <table:table-cell table:style-name="Táblázat14.E4" office:value-type="string">
                  <text:p text:style-name="P121">-5 TÉ</text:p>
                </table:table-cell>
                <table:table-cell table:style-name="Táblázat14.F4" office:value-type="string">
                  <text:p text:style-name="P121">0</text:p>
                </table:table-cell>
              </table:table-row>
              <table:table-row table:style-name="TableLine1712525383328">
                <table:table-cell table:style-name="Táblázat14.A4" office:value-type="string">
                  <text:p text:style-name="P122">Nagy pajzs</text:p>
                </table:table-cell>
                <table:table-cell table:style-name="Táblázat14.B4" office:value-type="string">
                  <text:p text:style-name="P121">50</text:p>
                </table:table-cell>
                <table:table-cell table:style-name="Táblázat14.C2" office:value-type="string">
                  <text:p text:style-name="P121"/>
                </table:table-cell>
                <table:table-cell table:style-name="Táblázat14.D4" office:value-type="string">
                  <text:p text:style-name="P121">-20 TÉ</text:p>
                </table:table-cell>
                <table:table-cell table:style-name="Táblázat14.E4" office:value-type="string">
                  <text:p text:style-name="P121">-10 TÉ</text:p>
                </table:table-cell>
                <table:table-cell table:style-name="Táblázat14.F4" office:value-type="string">
                  <text:p text:style-name="P121">0</text:p>
                </table:table-cell>
              </table:table-row>
            </table:table>
            <text:p text:style-name="P112">MGT: változzon foktól függően, vagy ne? A fizikai képzettség- és tulajdonság-próbákra mindenképpen. Az MGT amúgy más levonást ne adjon szerintem...</text:p>
            <text:p text:style-name="P113"/>
            <text:p text:style-name="P81"><text:span text:style-name="T5">Alapeset</text:span>:: Képzetlen pajzshasználó. A pajzs VÉ felét kapja csak meg, és magas TÉ levonást kap.</text:p>
            <text:p text:style-name="P81"><text:span text:style-name="T3">1.fok</text:span>: Tudsz pajzsot használni, megkapod annak teljes VÉ-jét.</text:p>
            <text:list xml:id="list3633529460" text:style-name="L20">
              <text:list-item>
                <text:p text:style-name="P151">A TÉ levonás csökken (lásd a táblázatot)</text:p>
              </text:list-item>
              <text:list-item>
                <text:p text:style-name="P156">MGT érvényesül? (az brutál levonás!)</text:p>
              </text:list-item>
            </text:list>
            <text:p text:style-name="P81"><text:span text:style-name="T3">2.fok</text:span>: </text:p>
            <text:list xml:id="list221026391857314" text:continue-list="list3633529460" text:style-name="L20">
              <text:list-item text:start-value="1">
                <text:p text:style-name="P151">A TÉ levonás csökken (lásd a táblázatot)</text:p>
              </text:list-item>
              <text:list-item>
                <text:p text:style-name="P151">MGT: harcban nem érvényesül a pajzs MGT büntetése.</text:p>
              </text:list-item>
              <text:list-item>
                <text:p text:style-name="P151">Támadhatsz is a pajzzsal.</text:p>
              </text:list-item>
              <text:list-item>
                <text:p text:style-name="P152">Ha csak pajzs van nálad, akkor azzal</text:p>
              </text:list-item>
              <text:list-item>
                <text:p text:style-name="P152">Ha fegyver is van nálad: akkor VAGY a fegyverrel VAGY a pajzzsal támadhatsz.</text:p>
              </text:list-item>
              <text:list-item>
                <text:p text:style-name="P151">Tanulhatsz pajzsos Manőver ismereteket.</text:p>
              </text:list-item>
            </text:list>
            <text:p text:style-name="P85"><text:span text:style-name="T5">Megjegyzés</text:span>: Ha a karakter készületlen, vagy Meglepetés támadás áldozata, akkor a pajzs VÉ nem adódik hozzá a aktuális Védő Értékhez.</text:p>
            <text:p text:style-name="P85">Nagy pajzsot cipelni hosszú távon igen kimerítő, ezért is viszik lovon, vagy fegyverhordozókkal a harcosok. Továbbá behatolásnál, szűk helyen, sűrű erdőben képtelenség cipelni.</text:p>
            <text:p text:style-name="P85"><text:span text:style-name="T5">Megjegyzés 2</text:span>:</text:p>
            <text:p text:style-name="P85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Páros harc</text:p>
          </table:table-cell>
          <table:table-cell table:style-name="Táblázat3.B2" office:value-type="string">
            <text:p text:style-name="P19">3 fok</text:p>
          </table:table-cell>
          <table:table-cell table:style-name="Táblázat3.B2" office:value-type="string">
            <text:p text:style-name="P26">1. fok:</text:p>
            <text:p text:style-name="P21">Harcmodor: </text:p>
            <text:p text:style-name="P21">3.szint <text:line-break/>(mindkét félnek)</text:p>
            <text:p text:style-name="P21"/>
            <text:p text:style-name="P26">2. fok:</text:p>
            <text:p text:style-name="P21">Harcmodor: </text:p>
            <text:p text:style-name="P21">6.szint <text:line-break/>(mindkét félnek)</text:p>
            <text:p text:style-name="P21"/>
            <text:p text:style-name="P26">3. fok:</text:p>
            <text:p text:style-name="P21">Harcmodor: </text:p>
            <text:p text:style-name="P21">9.szint <text:line-break/>(mindkét félnek)</text:p>
            <text:p text:style-name="P21">- Harmonikus kapcsolat</text:p>
          </table:table-cell>
          <table:table-cell table:style-name="Táblázat3.E2" office:value-type="string">
            <text:p text:style-name="P106"><text:span text:style-name="T5">1. fok</text:span>: Két jól összeszokott társ. Legalább 1 éve harcolnak együtt a közös taktika szerint.</text:p>
            <text:p text:style-name="P106">Ilyenkor közös harc esetén plusz harcértékek:</text:p>
            <text:list xml:id="list3649576333" text:style-name="L21">
              <text:list-item>
                <text:p text:style-name="P166">+5 TÉ, +5<text:span text:style-name="T5"> </text:span>VÉ</text:p>
              </text:list-item>
              <text:list-item>
                <text:p text:style-name="P166">egy ellenfél ellen +5KÉ</text:p>
              </text:list-item>
              <text:list-item>
                <text:p text:style-name="P166">3 ellenfélig nincs túlerőből adódó VÉ csökkenés</text:p>
              </text:list-item>
              <text:list-item>
                <text:p text:style-name="P166">3 ellenfél felett -5VÉ plusz ellenfelenként mindkét alkalmazóra</text:p>
              </text:list-item>
            </text:list>
            <text:p text:style-name="P106"><text:span text:style-name="T5">2. fok</text:span>: Két szorosan összeszokott harcos, régóta kalandozó társak. Legalább 3 éve harcolnak együtt a közös taktika szerint.</text:p>
            <text:p text:style-name="P106">Ilyenkor közös harc esetén plusz harcértékek:</text:p>
            <text:list xml:id="list221027632075062" text:continue-list="list3649576333" text:style-name="L21">
              <text:list-item text:start-value="1">
                <text:p text:style-name="P166">+10 TÉ, +10<text:span text:style-name="T5"> </text:span>VÉ</text:p>
              </text:list-item>
              <text:list-item>
                <text:p text:style-name="P166">2 ellenfélig +5KÉ</text:p>
              </text:list-item>
              <text:list-item>
                <text:p text:style-name="P166">4 ellenfélig nincs túlerőből adódó VÉ csökkenés</text:p>
              </text:list-item>
              <text:list-item>
                <text:p text:style-name="P166">4 ellenfél felett -5VÉ plusz ellenfelenként mindkét alkalmazóra</text:p>
              </text:list-item>
            </text:list>
            <text:p text:style-name="P106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106">Harmadik fokon közös harc esetén a plusz harcértékek:</text:p>
            <text:list xml:id="list221027630066656" text:continue-list="list221027632075062" text:style-name="L21">
              <text:list-item text:start-value="1">
                <text:p text:style-name="P166">+15 TÉ, +15<text:span text:style-name="T5"> </text:span>VÉ</text:p>
              </text:list-item>
              <text:list-item>
                <text:p text:style-name="P166">3 ellenfélig +5KÉ</text:p>
              </text:list-item>
              <text:list-item>
                <text:p text:style-name="P166">5 ellenfélig nincs túlerőből adódó VÉ csökkenés</text:p>
              </text:list-item>
              <text:list-item>
                <text:p text:style-name="P166">5 ellenfél felett -5VÉ plusz ellenfelenként mindkét alkalmazóra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7">Sárkány ököl</text:p>
          </table:table-cell>
          <table:table-cell table:style-name="Táblázat3.B2" office:value-type="string">
            <text:p text:style-name="P11">3</text:p>
          </table:table-cell>
          <table:table-cell table:style-name="Táblázat3.B2" office:value-type="string">
            <text:p text:style-name="P20">1.fok: <text:line-break/>Közelharc – 3.szint<text:line-break/>Slan pszí iskola- 3.szint<text:line-break/></text:p>
            <text:p text:style-name="P20">2.fok: <text:line-break/>Közelharc – 6.szint<text:line-break/>Slan pszí iskola- 6.szint</text:p>
            <text:p text:style-name="P20">Mesterfegyver <text:line-break/>(puszta kéz) - 1.fok<text:line-break/></text:p>
            <text:p text:style-name="P20">3.fok: </text:p>
            <text:p text:style-name="P20">Közelharc – 9.szint</text:p>
            <text:p text:style-name="P20">Slan pszí iskola- 9.szint</text:p>
            <text:p text:style-name="P20">Mesterfegyver</text:p>
            <text:p text:style-name="P20">(puszta kéz) - 2.fok</text:p>
          </table:table-cell>
          <table:table-cell table:style-name="Táblázat3.E2" office:value-type="string">
            <text:p text:style-name="P105"><text:span text:style-name="T42">Alapeset</text:span>: puszta kézzel csak KT sérülés okozható, valamint sebzése: -5+k20 SP</text:p>
            <text:p text:style-name="P105"/>
            <text:p text:style-name="P105"><text:span text:style-name="T42">Fortély hatása</text:span>:</text:p>
            <text:p text:style-name="P105">Ez a Harcművészek speciális fortélya. A Slan pszí útja delejes erőt ad a harcművésznek pusztakezes küzdelmében.</text:p>
            <text:p text:style-name="P105"/>
            <text:p text:style-name="P110"><text:span text:style-name="T8">1.fok: minden 3.KT</text:span><text:span text:style-name="T18">→</text:span><text:span text:style-name="T8"> 1 ÉP seb; KÉ,TÉ,VÉ: -10<text:line-break/>Ököl SP: -2</text:span></text:p>
            <text:p text:style-name="P105"/>
            <text:p text:style-name="P110"><text:span text:style-name="T8">2.fok: minden 2.KT</text:span><text:span text:style-name="T18">→ </text:span><text:span text:style-name="T8">1 ÉP seb; KÉ,TÉ,VÉ: -3<text:line-break/>Ököl SP: 0; Vasököl használata nem ad további bónuszt</text:span></text:p>
            <text:p text:style-name="P105"/>
            <text:p text:style-name="P105">3.fok: minden sebzés rendes ÉP seb; KÉ,TÉ,VÉ: 4<text:line-break/>Ököl SP: +2</text:p>
            <text:p text:style-name="P105"/>
            <text:p text:style-name="P105">Megjegyzés: a fentiek a "fegyver" alapértékei. A Mesterfegyver bónusz még ehhez pluszban hozzájön.</text:p>
            <text:p text:style-name="P109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72"/>
          </table:table-cell>
          <table:table-cell table:style-name="Táblázat3.B2" office:value-type="string">
            <text:p text:style-name="P86">Támadás erőből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25">1. fok:</text:p>
            <text:p text:style-name="P11">Erő: +2,</text:p>
            <text:p text:style-name="P11">Harcmodor: 3.szint</text:p>
            <text:p text:style-name="P25">2.fok: </text:p>
            <text:p text:style-name="P11">Erő: +3</text:p>
            <text:p text:style-name="P11">Harcmodor: 6.szint</text:p>
          </table:table-cell>
          <table:table-cell table:style-name="Táblázat3.E2" office:value-type="string">
            <text:p text:style-name="P81">TÉ-ből átrakhatsz a sebzésre 1:3 váltószámmal.</text:p>
            <text:p text:style-name="P81">1. fok: legfeljebb +5 SP (-15TÉ)</text:p>
            <text:p text:style-name="P81">2 .fok: legfeljebb +10 SP (-30TÉ)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11"/>
          </table:table-cell>
          <table:table-cell table:style-name="Táblázat3.B2" office:value-type="string">
            <text:p text:style-name="P8">Testőr</text:p>
          </table:table-cell>
          <table:table-cell table:style-name="Táblázat3.B2" office:value-type="string">
            <text:p text:style-name="P11">2 fok</text:p>
          </table:table-cell>
          <table:table-cell table:style-name="Táblázat3.B2" office:value-type="string">
            <text:p text:style-name="P25">1.fok:</text:p>
            <text:p text:style-name="P11">Önuralom: +1</text:p>
            <text:p text:style-name="P11">Összpontosítás – 3.szint</text:p>
            <text:p text:style-name="P11">Harcmodor - 4.szint</text:p>
            <text:p text:style-name="P11"/>
            <text:p text:style-name="P25">2.fok:</text:p>
            <text:p text:style-name="P11">Önuralom: +2</text:p>
            <text:p text:style-name="P11">Összpontosítás – 6.szint</text:p>
            <text:p text:style-name="P11">Harcmodor - 8.szint</text:p>
          </table:table-cell>
          <table:table-cell table:style-name="Táblázat3.E2" office:value-type="string">
            <text:p text:style-name="P111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118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111"/>
            <text:p text:style-name="P111"><text:span text:style-name="T5">Speciális</text:span>: az oltalmazott személy nem harcolhat, a testőrnek pedig két méteren belül kell lennie.</text:p>
          </table:table-cell>
        </table:table-row>
        <table:table-row table:style-name="Táblázat3.1">
          <table:table-cell table:style-name="Táblázat3.A2" office:value-type="string">
            <text:p text:style-name="P18"/>
          </table:table-cell>
          <table:table-cell table:style-name="Táblázat3.B2" office:value-type="string">
            <text:p text:style-name="P86">Vakharc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25">1. fok:</text:p>
            <text:p text:style-name="P11">Összpontosítás: 3.szint</text:p>
            <text:p text:style-name="P11"/>
            <text:p text:style-name="P25">2. fok:</text:p>
            <text:p text:style-name="P11">Összpontosítás: 6.szint</text:p>
            <text:p text:style-name="P11">Hallás <text:span text:style-name="T13">vagy</text:span> Intuíció: +3*</text:p>
            <text:p text:style-name="P11"/>
            <text:p text:style-name="P25">3. fok:</text:p>
            <text:p text:style-name="P11">Összpontosítás: 9.szint</text:p>
            <text:p text:style-name="P11">Intuíció: +4*</text:p>
          </table:table-cell>
          <table:table-cell table:style-name="Táblázat3.E2" office:value-type="string">
            <text:p text:style-name="P62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 table:style-name="TableLine1712525392832">
                <table:table-cell table:style-name="Táblázat11.A1" office:value-type="string">
                  <text:p text:style-name="P60">Fok / Szitu</text:p>
                </table:table-cell>
                <table:table-cell table:style-name="Táblázat11.B1" office:value-type="string">
                  <text:p text:style-name="P58">Csönd és sötét</text:p>
                </table:table-cell>
                <table:table-cell table:style-name="Táblázat11.C1" office:value-type="string">
                  <text:p text:style-name="P58">Zajok és sötét</text:p>
                </table:table-cell>
              </table:table-row>
              <table:table-row table:style-name="TableLine1712525395424">
                <table:table-cell table:style-name="Táblázat11.A2" office:value-type="string">
                  <text:p text:style-name="P60">Képzetlen</text:p>
                </table:table-cell>
                <table:table-cell table:style-name="Táblázat11.B5" office:value-type="string">
                  <text:p text:style-name="P58">-30 KÉ, -50 TÉ/VÉ</text:p>
                </table:table-cell>
                <table:table-cell table:style-name="Táblázat11.C5" office:value-type="string">
                  <text:p text:style-name="P58">-20 KÉ, -30 TÉ/VÉ</text:p>
                </table:table-cell>
              </table:table-row>
              <table:table-row table:style-name="TableLine1712525391968">
                <table:table-cell table:style-name="Táblázat11.A2" office:value-type="string">
                  <text:p text:style-name="P60">1.fok</text:p>
                </table:table-cell>
                <table:table-cell table:style-name="Táblázat11.B5" office:value-type="string">
                  <text:p text:style-name="P58">-20 KÉ, -30 TÉ/VÉ</text:p>
                </table:table-cell>
                <table:table-cell table:style-name="Táblázat11.C5" office:value-type="string">
                  <text:p text:style-name="P58">-10 KÉ, -15 TÉ/VÉ</text:p>
                </table:table-cell>
              </table:table-row>
              <table:table-row table:style-name="TableLine1712525396000">
                <table:table-cell table:style-name="Táblázat11.A2" office:value-type="string">
                  <text:p text:style-name="P60">2.fok</text:p>
                </table:table-cell>
                <table:table-cell table:style-name="Táblázat11.B5" office:value-type="string">
                  <text:p text:style-name="P58">-10 KÉ, -15 TÉ/VÉ</text:p>
                </table:table-cell>
                <table:table-cell table:style-name="Táblázat11.C5" office:value-type="string">
                  <text:p text:style-name="P58">nincs levonás</text:p>
                </table:table-cell>
              </table:table-row>
              <table:table-row table:style-name="TableLine1712525380736">
                <table:table-cell table:style-name="Táblázat11.A2" office:value-type="string">
                  <text:p text:style-name="P60">3.fok</text:p>
                </table:table-cell>
                <table:table-cell table:style-name="Táblázat11.B5" office:value-type="string">
                  <text:p text:style-name="P58">nincs levonás</text:p>
                </table:table-cell>
                <table:table-cell table:style-name="Táblázat11.C5" office:value-type="string">
                  <text:p text:style-name="P58">nincs levonás</text:p>
                </table:table-cell>
              </table:table-row>
            </table:table>
            <text:p text:style-name="P61"><text:span text:style-name="T42">Megjegyzés</text:span>: ha a harc résztvevői mind képzetlen vakharcosok, akkor jó eséllyel ütőtávba se kerülnek. KM dönt a szituáció ismeretében.</text:p>
            <text:p text:style-name="P61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61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able:table-row table:style-name="Táblázat3.1">
          <table:table-cell table:style-name="Táblázat3.A2" office:value-type="string">
            <text:p text:style-name="P74"/>
          </table:table-cell>
          <table:table-cell table:style-name="Táblázat3.B2" office:value-type="string">
            <text:p text:style-name="P86">Vértviselet</text:p>
          </table:table-cell>
          <table:table-cell table:style-name="Táblázat3.B2" office:value-type="string">
            <text:p text:style-name="P11">3 fok</text:p>
          </table:table-cell>
          <table:table-cell table:style-name="Táblázat3.B2" office:value-type="string">
            <text:p text:style-name="P25">1. fok:</text:p>
            <text:p text:style-name="P20">Erő: -1</text:p>
            <text:p text:style-name="P20"/>
            <text:p text:style-name="P25">2. fok:</text:p>
            <text:p text:style-name="P11">Erő: +1</text:p>
            <text:p text:style-name="P20">Edzettség: +1</text:p>
            <text:p text:style-name="P20"/>
            <text:p text:style-name="P25">3. fok:</text:p>
            <text:p text:style-name="P11">Erő: +2</text:p>
            <text:p text:style-name="P20">Edzettség: +2</text:p>
          </table:table-cell>
          <table:table-cell table:style-name="Táblázat3.E2" office:value-type="string">
            <text:p text:style-name="P81"><text:span text:style-name="T5">Alapeset</text:span>: A vért teljes MGT-je érvényesül. </text:p>
            <text:list xml:id="list1227574990" text:style-name="L22">
              <text:list-item>
                <text:p text:style-name="P153">1 MGT <text:span text:style-name="T20">→ -</text:span><text:span text:style-name="T21">0,5</text:span><text:span text:style-name="T20"> KÉ, -</text:span><text:span text:style-name="T21">1</text:span><text:span text:style-name="T20"> TÉ,VÉ</text:span></text:p>
              </text:list-item>
              <text:list-item>
                <text:p text:style-name="P170">1 MGT → -1/<text:span text:style-name="T67">5</text:span> mozgást igénylő képzettségpróbákra <text:span text:style-name="T67">(lefele kerekítve)</text:span></text:p>
              </text:list-item>
            </text:list>
            <text:list xml:id="list710391592" text:style-name="L23">
              <text:list-item>
                <text:p text:style-name="P154">Könnyű vért: <text:span text:style-name="T9">definiálni (súlyban?)</text:span></text:p>
              </text:list-item>
              <text:list-item>
                <text:p text:style-name="P154"><text:span text:style-name="T20">Nehéz vért: </text:span><text:span text:style-name="T22">definiálni (súlyban?)</text:span></text:p>
              </text:list-item>
            </text:list>
            <text:p text:style-name="P81">Ha <text:span text:style-name="T15">nehézvértet</text:span><text:span text:style-name="T5"> </text:span>vesz fel a karakter teljesen képzetlenül, akkor a képzetlen fegyverhasználat büntetéseinek megfelelő levonások sújtják:</text:p>
            <text:p text:style-name="P81">KÉ: -20, TÉ: -30, VÉ:-30</text:p>
            <text:p text:style-name="P84"><text:span text:style-name="T3">1.fok</text:span>: Harcban ha könnyű vértet viselsz, <text:span text:style-name="T66">15</text:span>-<text:span text:style-name="T66">te</text:span>l csökken a vért MGT-je. A mozgást igénylő képzettségpróbákra továbbra is a teljes levonás érvényes. <text:span text:style-name="T13">Nehézvért</text:span> viselése esetén nem csökken az MGT és a képzetlen fegyverhasználat levonásainak fele sújtja a karaktert:</text:p>
            <text:p text:style-name="P81">KÉ: -10, TÉ: -15, VÉ:-15</text:p>
            <text:p text:style-name="P81"><text:span text:style-name="T5">2.fok</text:span>: Harcban ha vértet viselsz, <text:span text:style-name="T66">30</text:span>-<text:span text:style-name="T66">ca</text:span>l csökken a vért MGT-je. A mozgást igénylő képzettségpróbákra továbbra is a teljes levonás érvényes. <text:span text:style-name="T14">Nehézvértnél</text:span><text:span text:style-name="T68"> már nincs büntetés.</text:span></text:p>
            <text:p text:style-name="P84"><text:span text:style-name="T3">3.fok</text:span>: Harcban ha vértet viselsz, <text:span text:style-name="T67">35</text:span>-<text:span text:style-name="T66">te</text:span>l csökken a vért MGT-je.</text:p>
            <text:p text:style-name="P84"><text:span text:style-name="T66">A többi, m</text:span>int a 2.fok<text:span text:style-name="T69">nál leírtak</text:span>, de ha nehéz vértet viselsz, akkor <text:span text:style-name="T70">lemez </text:span>félvért esetén +5VÉ, <text:span text:style-name="T70">lemez </text:span>teljes vért esetén +10VÉ <text:span text:style-name="T69">bónusz </text:span>adódik hozzá Védő Értékedhez. Ennek oka, hogy már tudatosan használod vértezetedet, lecsúsztatsz róla támadásokat, stb.</text:p>
          </table:table-cell>
        </table:table-row>
      </table:table>
      <text:p text:style-name="P124"/>
      <text:p text:style-name="P125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able:table-row table:style-name="TableLine1712525417024">
          <table:table-cell table:style-name="Táblázat5.A1" table:number-columns-spanned="5" office:value-type="string">
            <text:p text:style-name="P11">Kidolgozandó Harci Fortélyok</text:p>
          </table:table-cell>
          <table:covered-table-cell/>
          <table:covered-table-cell/>
          <table:covered-table-cell/>
          <table:covered-table-cell/>
        </table:table-row>
        <table:table-row table:style-name="TableLine1712525402048">
          <table:table-cell table:style-name="Táblázat5.A2" office:value-type="string">
            <text:p text:style-name="P11"/>
          </table:table-cell>
          <table:table-cell table:style-name="Táblázat5.B2" office:value-type="string">
            <text:p text:style-name="P7">Kiegészítő támadás</text:p>
          </table:table-cell>
          <table:table-cell table:style-name="Táblázat5.B2" office:value-type="string">
            <text:p text:style-name="P18">???</text:p>
          </table:table-cell>
          <table:table-cell table:style-name="Táblázat5.B2" office:value-type="string">
            <text:p text:style-name="P11">1 fok</text:p>
          </table:table-cell>
          <table:table-cell table:style-name="Táblázat5.E2" office:value-type="string">
            <text:p text:style-name="P102">Már van ilyen manőver...</text:p>
          </table:table-cell>
        </table:table-row>
        <table:table-row table:style-name="TableLine1712525415296">
          <table:table-cell table:style-name="Táblázat5.A3" office:value-type="string">
            <text:p text:style-name="P11"/>
          </table:table-cell>
          <table:table-cell table:style-name="Táblázat5.B3" office:value-type="string">
            <text:p text:style-name="P7">Távoltartás</text:p>
          </table:table-cell>
          <table:table-cell table:style-name="Táblázat5.B3" office:value-type="string">
            <text:p text:style-name="P18">???</text:p>
          </table:table-cell>
          <table:table-cell table:style-name="Táblázat5.B3" office:value-type="string">
            <text:p text:style-name="P11">???</text:p>
          </table:table-cell>
          <table:table-cell table:style-name="Táblázat5.E3" office:value-type="string">
            <text:p text:style-name="P102">Jelenleg a Manőverekhez is be van írva. Harci fortély legyen vagy Manőver??</text:p>
          </table:table-cell>
        </table:table-row>
        <table:table-row table:style-name="TableLine1712525411264">
          <table:table-cell table:style-name="Táblázat5.A4" office:value-type="string">
            <text:p text:style-name="P35"/>
          </table:table-cell>
          <table:table-cell table:style-name="Táblázat5.B3" office:value-type="string">
            <text:p text:style-name="P48">Mesterkör</text:p>
          </table:table-cell>
          <table:table-cell table:style-name="Táblázat5.B3" office:value-type="string">
            <text:p text:style-name="P47">2 fok</text:p>
          </table:table-cell>
          <table:table-cell table:style-name="Táblázat5.B3" office:value-type="string">
            <text:p text:style-name="P47"/>
          </table:table-cell>
          <table:table-cell table:style-name="Táblázat5.E3" office:value-type="string">
            <text:p text:style-name="P51">Megnézni, mi a régiben. Ha nem kell, töröljük.</text:p>
          </table:table-cell>
        </table:table-row>
      </table:table>
      <text:p text:style-name="P126"/>
      <text:p text:style-name="P125"><text:soft-page-break/></text:p>
      <text:h text:style-name="P132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72"/>
          </table:table-cell>
          <table:table-cell table:style-name="Táblázat8.B2" office:value-type="string">
            <text:p text:style-name="P86">Lovas harc</text:p>
          </table:table-cell>
          <table:table-cell table:style-name="Táblázat8.B2" office:value-type="string">
            <text:p text:style-name="P11">2 fok</text:p>
          </table:table-cell>
          <table:table-cell table:style-name="Táblázat8.B2" office:value-type="string">
            <text:p text:style-name="P11">1.fok:</text:p>
            <text:p text:style-name="P11">Lovaglás – <text:span text:style-name="T44">3.szint</text:span></text:p>
            <text:p text:style-name="P31">Ügyesség - ??</text:p>
            <text:p text:style-name="P31">Önuralom - ??</text:p>
            <text:p text:style-name="P31">Fogékonyság - ??</text:p>
            <text:p text:style-name="P11"/>
            <text:p text:style-name="P11">2.fok:</text:p>
            <text:p text:style-name="P11">Lovaglás – <text:span text:style-name="T44">6.szint</text:span></text:p>
            <text:p text:style-name="P31">Ügyesség - ??</text:p>
            <text:p text:style-name="P31">Önuralom - ??</text:p>
            <text:p text:style-name="P31">Fogékonyság - ??</text:p>
          </table:table-cell>
          <table:table-cell table:style-name="Táblázat8.E2" office:value-type="string">
            <text:p text:style-name="P81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9">SP</text:span> pluszokat vesszük.</text:p>
            <text:p text:style-name="P81">A forgatott fegyver Harcmodorából adódó értékek továbbra is megmaradnak, tehát a fentiek bónuszként értelmezendők!</text:p>
            <text:p text:style-name="P81"/>
            <text:p text:style-name="P81"><text:span text:style-name="T5">Alapeset</text:span>: A bónuszok <text:span text:style-name="T42">nem</text:span> adódnak hozzá, de 3. szint alatti Lovaglás esetén elszenvedi a harcmodor szokásos harcérték büntetéseit.</text:p>
            <text:p text:style-name="P71">Járjon alapból azért +5 (vagy +10) a magasabb pozíció miatt.</text:p>
            <text:p text:style-name="P81"><text:span text:style-name="T5">1.fok</text:span>: A bónuszok fele (<text:span text:style-name="T44">felfele</text:span> kerekítve) adódik hozzá a fegyveres harcértékekhez.</text:p>
            <text:p text:style-name="P81"><text:span text:style-name="T5">2.fok</text:span>: A bónuszok 1:1-ben hozzáadódnak a fegyveres harcértékekhez</text:p>
            <text:p text:style-name="P81"/>
            <text:p text:style-name="P81">Speciális: <text:span text:style-name="T44">?</text:span></text:p>
          </table:table-cell>
        </table:table-row>
        <table:table-row table:style-name="Táblázat8.1">
          <table:table-cell table:style-name="Táblázat8.A2" office:value-type="string">
            <text:p text:style-name="P72"/>
          </table:table-cell>
          <table:table-cell table:style-name="Táblázat8.B2" office:value-type="string">
            <text:p text:style-name="P86">Legázolás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11"/>
          </table:table-cell>
          <table:table-cell table:style-name="Táblázat8.E2" office:value-type="string">
            <text:p text:style-name="P81"/>
          </table:table-cell>
        </table:table-row>
        <table:table-row table:style-name="Táblázat8.1">
          <table:table-cell table:style-name="Táblázat8.A2" office:value-type="string">
            <text:p text:style-name="P72"/>
          </table:table-cell>
          <table:table-cell table:style-name="Táblázat8.B2" office:value-type="string">
            <text:p text:style-name="P86">Lótáncoltatás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31"/>
          </table:table-cell>
          <table:table-cell table:style-name="Táblázat8.E2" office:value-type="string">
            <text:p text:style-name="P81"/>
          </table:table-cell>
        </table:table-row>
        <table:table-row table:style-name="Táblázat8.1">
          <table:table-cell table:style-name="Táblázat8.A2" office:value-type="string">
            <text:p text:style-name="P72"/>
          </table:table-cell>
          <table:table-cell table:style-name="Táblázat8.B2" office:value-type="string">
            <text:p text:style-name="P86">Lovas íjászat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11"/>
          </table:table-cell>
          <table:table-cell table:style-name="Táblázat8.E2" office:value-type="string">
            <text:p text:style-name="P81"/>
          </table:table-cell>
        </table:table-row>
        <table:table-row table:style-name="Táblázat8.1">
          <table:table-cell table:style-name="Táblázat8.A2" office:value-type="string">
            <text:p text:style-name="P72"/>
          </table:table-cell>
          <table:table-cell table:style-name="Táblázat8.B2" office:value-type="string">
            <text:p text:style-name="P86">Képzett lovasroham</text:p>
          </table:table-cell>
          <table:table-cell table:style-name="Táblázat8.B2" office:value-type="string">
            <text:p text:style-name="P11"/>
          </table:table-cell>
          <table:table-cell table:style-name="Táblázat8.B2" office:value-type="string">
            <text:p text:style-name="P11"/>
          </table:table-cell>
          <table:table-cell table:style-name="Táblázat8.E2" office:value-type="string">
            <text:p text:style-name="P81"/>
          </table:table-cell>
        </table:table-row>
      </table:table>
      <text:p text:style-name="Standard"/>
      <text:h text:style-name="P132" text:outline-level="2">Íjász, Hajítás fortélyok</text:h>
      <text:p text:style-name="P6">TODO: Újra átnézni őket, főleg a követelményeket a következő szempontok szerint:</text:p>
      <text:list xml:id="list709252272" text:style-name="L24">
        <text:list-item>
          <text:p text:style-name="P138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Célzá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11">Összpontosítás: 4.szint</text:span></text:p>
          </table:table-cell>
          <table:table-cell table:style-name="Táblázat9.E2" office:value-type="string">
            <text:p text:style-name="P44">Rövidebb idő alatt felméred a szelet, a távolságot és a többi változót, ami lövésedet segíti, vagy gátolja.</text:p>
            <text:p text:style-name="P46"/>
            <text:p text:style-name="P45"><text:span text:style-name="T5">Alapeset</text:span>: 1 célzással eltöltött kör után +10 CÉ módosítót kapsz</text:p>
            <text:p text:style-name="P45"/>
            <text:p text:style-name="P45"><text:span text:style-name="T5">Hatás</text:span>: 1 célzással eltöltött kör után <text:span text:style-name="T44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Gyors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Gyorsaság +1, Hajítás/Íjászat/Lövészet – 5.szint</text:p>
          </table:table-cell>
          <table:table-cell table:style-name="Táblázat9.E2" office:value-type="string">
            <text:p text:style-name="P103">Lövéseidet/hajításaidat kivételesen gyorsan tudod leadni.</text:p>
            <text:p text:style-name="P71">???????????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Gyors újratölt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Gyorsaság +1, Hajítás/Íjászat/Lövészet - 5.szint</text:p>
          </table:table-cell>
          <table:table-cell table:style-name="Táblázat9.E2" office:value-type="string">
            <text:p text:style-name="P103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9">Kézi- vagy Könnyű nyílpuskád Sebesség értéket kap, melynek nagysága 7. Így lehetséges lesz velük egy körben többször is támadni, de legfeljebb 3-szor. </text:span></text:p>
            <text:p text:style-name="P81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Közeli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<text:s/>Önuralom +1 Hajítás/Íjászat/Lövészet - 5.szint</text:p>
          </table:table-cell>
          <table:table-cell table:style-name="Táblázat9.E2" office:value-type="string">
            <text:p text:style-name="P103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Lovas íjászat</text:p>
          </table:table-cell>
          <table:table-cell table:style-name="Táblázat9.A2" office:value-type="string">
            <text:p text:style-name="P11">2 fok</text:p>
          </table:table-cell>
          <table:table-cell table:style-name="Táblázat9.A2" office:value-type="string">
            <text:p text:style-name="P25">1.fok:</text:p>
            <text:p text:style-name="P33">Lovas Harc – 1.fok </text:p>
            <text:p text:style-name="P33">Lovaglás – 6.szint </text:p>
            <text:p text:style-name="P33">Hajítás/Íjászat/Lövészet – 5.szint</text:p>
            <text:p text:style-name="P33">Mesterfegyver (íjra)</text:p>
            <text:p text:style-name="P33">– 1.fok</text:p>
            <text:p text:style-name="P11"/>
            <text:p text:style-name="P25">2.fok:</text:p>
            <text:p text:style-name="P33">Lovas Harc – 2.fok </text:p>
            <text:p text:style-name="P33">Lovaglás – 9.szint </text:p>
            <text:p text:style-name="P33">Hajítás/Íjászat/Lövészet – 9.szint</text:p>
            <text:p text:style-name="P33">Mesterfegyver (íjra)</text:p>
            <text:p text:style-name="P33">– 2.fok</text:p>
          </table:table-cell>
          <table:table-cell table:style-name="Táblázat9.E2" office:value-type="string">
            <text:p text:style-name="P103">Gyakorlott vagy a lóhátról való íjászatban, ennek hatására kisebbek negatív módosítóid, ha mozgó hátasodról lősz.</text:p>
            <text:p text:style-name="P103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Lövés futás közben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Önuralom +1 Hajítás/Íjászat/Lövészet - 5.szint</text:p>
          </table:table-cell>
          <table:table-cell table:style-name="Táblázat9.E2" office:value-type="string">
            <text:p text:style-name="P103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Lövés reflexből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72"/>
          </table:table-cell>
          <table:table-cell table:style-name="Táblázat9.A2" office:value-type="string">
            <text:p text:style-name="P86">Pontos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9">- 5</text:span><text:span text:style-name="T43">.szint</text:span></text:p>
          </table:table-cell>
          <table:table-cell table:style-name="Táblázat9.E2" office:value-type="string">
            <text:p text:style-name="P103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 table:style-name="TableLine1712525403776"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1712525407520"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69">11x</text:p>
                </table:table-cell>
              </table:table-row>
              <table:table-row table:style-name="TableLine1712525429120"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69">16x</text:p>
                </table:table-cell>
              </table:table-row>
            </table:table>
            <text:p text:style-name="P127"/>
          </table:table-cell>
        </table:table-row>
        <table:table-row table:style-name="Táblázat9.1">
          <table:table-cell table:style-name="Táblázat9.A10" office:value-type="string">
            <text:p text:style-name="P72"/>
          </table:table-cell>
          <table:table-cell table:style-name="Táblázat9.A2" office:value-type="string">
            <text:p text:style-name="P86">Távoli lövés</text:p>
          </table:table-cell>
          <table:table-cell table:style-name="Táblázat9.A2" office:value-type="string">
            <text:p text:style-name="P11">1 fok</text:p>
          </table:table-cell>
          <table:table-cell table:style-name="Táblázat9.A2" office:value-type="string">
            <text:p text:style-name="P11"><text:s/>Önuralom +1 Hajítás/Íjászat/Lövészet - 5.szint</text:p>
          </table:table-cell>
          <table:table-cell table:style-name="Táblázat9.E2" office:value-type="string">
            <text:p text:style-name="P103">A szokásosnál nagyobb távolságra tudsz támadni távolsági fegyverekkel.</text:p>
            <text:p text:style-name="P102">Ha olyan célra lősz/hajítasz, aminek a Cellaszáma nagyobb, vagy egyenlő, mint 5, akkor a kiszámolt Cellaszámot 1-el csökkentheted (de 4 alá nem csökkenhet! <text:span text:style-name="T9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6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 table:style-name="TableLine1712525417888"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38">Hatás, megjegyzés</text:p>
          </table:table-cell>
        </table:table-row>
        <table:table-row table:style-name="TableLine1712525417600">
          <table:table-cell table:style-name="Általános_5f_fortélyok.A2" office:value-type="string">
            <text:p text:style-name="P72"/>
          </table:table-cell>
          <table:table-cell table:style-name="Általános_5f_fortélyok.B2" office:value-type="string">
            <text:p text:style-name="P17">Éber alvó</text:p>
          </table:table-cell>
          <table:table-cell table:style-name="Általános_5f_fortélyok.B2" office:value-type="string">
            <text:p text:style-name="P17">1 fok</text:p>
          </table:table-cell>
          <table:table-cell table:style-name="Általános_5f_fortélyok.B2" office:value-type="string">
            <text:p text:style-name="P17">-</text:p>
          </table:table-cell>
          <table:table-cell table:style-name="Általános_5f_fortélyok.E2" office:value-type="string">
            <text:p text:style-name="P30">Alvás közben dobott Észlelés próbádra +2 bónusz jár.</text:p>
          </table:table-cell>
        </table:table-row>
        <table:table-row table:style-name="TableLine1712525429696">
          <table:table-cell table:style-name="Általános_5f_fortélyok.A2" office:value-type="string">
            <text:p text:style-name="P76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17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37"><text:span text:style-name="T8">Úszás, futás, vagy egyéb tartós</text:span> igénybevételnél <text:span text:style-name="T8">Edzettség</text:span> próbára +2 bónusz</text:p>
          </table:table-cell>
        </table:table-row>
        <table:table-row table:style-name="TableLine1712525418752">
          <table:table-cell table:style-name="Általános_5f_fortélyok.A2" office:value-type="string">
            <text:p text:style-name="P69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17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78">Futás esetén <text:span text:style-name="T42">rövid</text:span> távú igénybevételnél <text:s/>Gyorsaság próbára +2 bónusz jár (futás)</text:p>
          </table:table-cell>
        </table:table-row>
        <table:table-row table:style-name="TableLine1712525423648"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_5b_RPG_5d__20_OK">Gyöngyhalász</text:p>
          </table:table-cell>
          <table:table-cell table:style-name="Általános_5f_fortélyok.B2" office:value-type="string">
            <text:p text:style-name="P17">1 fok</text:p>
          </table:table-cell>
          <table:table-cell table:style-name="Általános_5f_fortélyok.B2" office:value-type="string">
            <text:p text:style-name="_5b_RPG_5d__20_OK">Úszás: 2.fok<text:line-break/>Edzettség: +2</text:p>
          </table:table-cell>
          <table:table-cell table:style-name="Általános_5f_fortélyok.E5" office:value-type="string">
            <text:p text:style-name="P37">Tovább bírja a víz alatt. <text:span text:style-name="T9">Kifejteni.</text:span></text:p>
          </table:table-cell>
        </table:table-row>
        <table:table-row table:style-name="TableLine1712525435456"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_5b_RPG_5d__20_OK">Fakír 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_5b_RPG_5d__20_OK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36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 table:style-name="TableLine1712525427104">
          <table:table-cell table:style-name="Általános_5f_fortélyok.A2" office:value-type="string">
            <text:p text:style-name="P69"/>
          </table:table-cell>
          <table:table-cell table:style-name="Általános_5f_fortélyok.B2" office:value-type="string">
            <text:p text:style-name="_5b_RPG_5d__20_Táblázattartalom_20_1">Csomózás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76"><text:span text:style-name="T3">1.fok</text:span>: Ügyesség: 0<text:line-break/><text:span text:style-name="T3">2.fok</text:span>: Ügyesség: +1</text:p>
          </table:table-cell>
          <table:table-cell table:style-name="Általános_5f_fortélyok.E2" table:number-rows-spanned="2" office:value-type="string">
            <text:p text:style-name="P78">Csomózás: csomók ismerete.</text:p>
            <text:p text:style-name="P78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1712525427104">
          <table:table-cell table:style-name="Általános_5f_fortélyok.A2" office:value-type="string">
            <text:p text:style-name="P69"/>
          </table:table-cell>
          <table:table-cell table:style-name="Általános_5f_fortélyok.B2" office:value-type="string">
            <text:p text:style-name="_5b_RPG_5d__20_Táblázattartalom_20_1">Kötelékből szabadulás</text:p>
          </table:table-cell>
          <table:table-cell table:style-name="Általános_5f_fortélyok.B2" office:value-type="string">
            <text:p text:style-name="P10">2 fok</text:p>
          </table:table-cell>
          <table:table-cell table:style-name="Általános_5f_fortélyok.B2" office:value-type="string">
            <text:p text:style-name="P76"><text:span text:style-name="T3">1.fok</text:span>: Ügyesség: +1<text:line-break/><text:span text:style-name="T3">2.fok</text:span>: Ügyesség: +2</text:p>
          </table:table-cell>
          <table:covered-table-cell table:style-name="Általános_5f_fortélyok.E2"/>
        </table:table-row>
        <table:table-row table:style-name="TableLine1712525417312">
          <table:table-cell table:style-name="Általános_5f_fortélyok.A9" office:value-type="string">
            <text:p text:style-name="P69"/>
          </table:table-cell>
          <table:table-cell table:style-name="Általános_5f_fortélyok.B2" office:value-type="string">
            <text:p text:style-name="_5b_RPG_5d__20_Táblázattartalom_20_1">Kocsihajtás</text:p>
            <text:p text:style-name="P69">Legyen inkább képzettség?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76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78"><text:span text:style-name="T3">1.fok</text:span>: Postakocsi, ökrösszekér<text:line-break/><text:span text:style-name="T3">2.fok</text:span>: Harci szekerekre, nagy fogatokra</text:p>
          </table:table-cell>
        </table:table-row>
        <table:table-row table:style-name="TableLine1712525419328">
          <table:table-cell table:style-name="Általános_5f_fortélyok.A2" office:value-type="string">
            <text:p text:style-name="P69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10"><text:span text:style-name="T63">3</text:span> fok</text:p>
          </table:table-cell>
          <table:table-cell table:style-name="Általános_5f_fortélyok.B2" office:value-type="string">
            <text:p text:style-name="P76"><text:span text:style-name="T3">1.fok</text:span>: -<text:line-break/><text:span text:style-name="T3">2.fok</text:span>: Fogékonyság: +2</text:p>
            <text:p text:style-name="P80"><text:span text:style-name="T7">3</text:span><text:span text:style-name="T3">.fok</text:span>: Fogékonyság: +2</text:p>
          </table:table-cell>
          <table:table-cell table:style-name="Általános_5f_fortélyok.E2" office:value-type="string">
            <text:p text:style-name="P79"><text:span text:style-name="T3">1.fok</text:span>: komikusok előadására, állatok hangjának utánzására<text:line-break/><text:span text:style-name="T6">2</text:span><text:span text:style-name="T3">.fok</text:span>: <text:span text:style-name="T63">Zajos háttérben megtévesztően képes utánozni egy előzőleg legalább 1 percig beszélni hallott személy hangját.</text:span></text:p>
            <text:p text:style-name="P79"><text:span text:style-name="T7">3</text:span><text:span text:style-name="T3">.fok</text:span>: Teljesen megtévesztő emberi hang utánzás <text:span text:style-name="T63">csendes körülmények között is.</text:span><text:line-break/><text:span text:style-name="T5">Megjegyzés:</text:span> Nyelvi ismeretek, faji különbségek nehezítenek!!</text:p>
          </table:table-cell>
        </table:table-row>
        <table:table-row table:style-name="TableLine1712525419616">
          <table:table-cell table:style-name="Általános_5f_fortélyok.A2" office:value-type="string">
            <text:p text:style-name="P69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10">1 fok</text:p>
          </table:table-cell>
          <table:table-cell table:style-name="Általános_5f_fortélyok.B2" office:value-type="string">
            <text:p text:style-name="P76">- Nyelvismeret: 3-6 <text:line-break/><text:span text:style-name="T10">(szituációtól függ)</text:span><text:line-break/>- Intelligencia: +1</text:p>
            <text:p text:style-name="P76">- Jól látható legyen a célszemély szája.</text:p>
          </table:table-cell>
          <table:table-cell table:style-name="Általános_5f_fortélyok.E2" office:value-type="string">
            <text:p text:style-name="P70">Beírni</text:p>
          </table:table-cell>
        </table:table-row>
        <table:table-row table:style-name="TableLine1712525419616">
          <table:table-cell table:style-name="Általános_5f_fortélyok.A2" office:value-type="string">
            <text:p text:style-name="P69"/>
          </table:table-cell>
          <table:table-cell table:style-name="Általános_5f_fortélyok.B2" office:value-type="string">
            <text:p text:style-name="P179">Szerencsés</text:p>
          </table:table-cell>
          <table:table-cell table:style-name="Általános_5f_fortélyok.B2" office:value-type="string">
            <text:p text:style-name="P139">1 fok</text:p>
          </table:table-cell>
          <table:table-cell table:style-name="Általános_5f_fortélyok.B2" office:value-type="string">
            <text:p text:style-name="P76">-</text:p>
          </table:table-cell>
          <table:table-cell table:style-name="Általános_5f_fortélyok.E2" office:value-type="string">
            <text:p text:style-name="P178">Egy játékalkalom során egyszer egy, a játékos által dobott, vagy ellene dobott kockadobást az illető megismételhet/megismételtethet.</text:p>
          </table:table-cell>
        </table:table-row>
      </table:table>
      <text:p text:style-name="Text_20_body"/>
      <text:p text:style-name="Standard"/>
      <text:p text:style-name="Text_20_body"/>
      <text:h text:style-name="Heading_20_2" text:outline-level="2">Alvilági és fizikai fortélyok</text:h>
      <text:p text:style-name="P6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72"/>
          </table:table-cell>
          <table:table-cell table:style-name="Táblázat23.B2" office:value-type="string">
            <text:p text:style-name="P17">Biztos kezű mászó</text:p>
          </table:table-cell>
          <table:table-cell table:style-name="Táblázat23.B2" office:value-type="string">
            <text:p text:style-name="P17">1 fok</text:p>
          </table:table-cell>
          <table:table-cell table:style-name="Táblázat23.B2" office:value-type="string">
            <text:p text:style-name="P17">-</text:p>
          </table:table-cell>
          <table:table-cell table:style-name="Táblázat23.E2" office:value-type="string">
            <text:p text:style-name="P71">Leírni</text:p>
            <text:p text:style-name="P71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Úszás</text:p>
          </table:table-cell>
          <table:table-cell table:style-name="Táblázat23.B2" office:value-type="string">
            <text:p text:style-name="P17">2 fok</text:p>
          </table:table-cell>
          <table:table-cell table:style-name="Táblázat23.B2" office:value-type="string">
            <text:p text:style-name="P17">1.fok: -</text:p>
            <text:p text:style-name="P17">2.fok: Edzettség: +2</text:p>
          </table:table-cell>
          <table:table-cell table:style-name="Táblázat23.E2" office:value-type="string">
            <text:p text:style-name="P81"><text:span text:style-name="T5">Alapeset</text:span>: Az illető elmerül, fuldoklik</text:p>
            <text:p text:style-name="P81"><text:span text:style-name="T3">1.fok</text:span>: Tud úszni, hosszú távú úszás esetén Edzettség próbára +2</text:p>
            <text:p text:style-name="P81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Futás</text:p>
          </table:table-cell>
          <table:table-cell table:style-name="Táblázat23.B2" office:value-type="string">
            <text:p text:style-name="P17">2 fok</text:p>
          </table:table-cell>
          <table:table-cell table:style-name="Táblázat23.B2" office:value-type="string">
            <text:p text:style-name="P17">1.fok: Edzettség: +1</text:p>
            <text:p text:style-name="P17">2.fok: Edzettség: +2</text:p>
          </table:table-cell>
          <table:table-cell table:style-name="Táblázat23.E2" office:value-type="string">
            <text:p text:style-name="P81"><text:span text:style-name="T5">Alapeset</text:span>: Hosszútáv futásnál Edzettség próba</text:p>
            <text:p text:style-name="P82"><text:span text:style-name="T3">1.fok</text:span>: Hosszút áv futáskor Edzettség próbára +1<text:line-break/><text:tab/>Rövidtávra: Gyorsaság +1</text:p>
            <text:p text:style-name="P82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72"/>
          </table:table-cell>
          <table:table-cell table:style-name="Táblázat23.B2" office:value-type="string">
            <text:p text:style-name="P17">Kaméleon</text:p>
          </table:table-cell>
          <table:table-cell table:style-name="Táblázat23.B2" office:value-type="string">
            <text:p text:style-name="P17">1 fok</text:p>
          </table:table-cell>
          <table:table-cell table:style-name="Táblázat23.B2" office:value-type="string">
            <text:p text:style-name="P17">Álcázás/Álruha - <text:span text:style-name="T9">6</text:span>.szint</text:p>
          </table:table-cell>
          <table:table-cell table:style-name="Táblázat23.E2" office:value-type="string">
            <text:p text:style-name="P81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72"/>
          </table:table-cell>
          <table:table-cell table:style-name="Táblázat23.B2" office:value-type="string">
            <text:p text:style-name="P17">Kötéltánc</text:p>
            <text:p text:style-name="P24">Nem lesz, aki ezt felvenné..</text:p>
            <text:p text:style-name="P24">(legyen 1 fokú?)</text:p>
          </table:table-cell>
          <table:table-cell table:style-name="Táblázat23.B2" office:value-type="string">
            <text:p text:style-name="P17">2 fok</text:p>
          </table:table-cell>
          <table:table-cell table:style-name="Táblázat23.B2" office:value-type="string">
            <text:p text:style-name="P17">Akrobatika: <text:span text:style-name="T9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9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Pók</text:p>
          </table:table-cell>
          <table:table-cell table:style-name="Táblázat23.B2" office:value-type="string">
            <text:p text:style-name="P17">1 fok</text:p>
          </table:table-cell>
          <table:table-cell table:style-name="Táblázat23.B2" office:value-type="string">
            <text:p text:style-name="P17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9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Suhanó árnyék </text:p>
          </table:table-cell>
          <table:table-cell table:style-name="Táblázat23.B2" office:value-type="string">
            <text:p text:style-name="P17">1 fok</text:p>
          </table:table-cell>
          <table:table-cell table:style-name="Táblázat23.B2" office:value-type="string">
            <text:p text:style-name="P17">Lopózás/Rejtőzés: +6</text:p>
            <text:p text:style-name="P17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9">Kifejteni</text:span>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Szabotőr</text:p>
          </table:table-cell>
          <table:table-cell table:style-name="Táblázat23.B2" office:value-type="string">
            <text:p text:style-name="P17">1 fok</text:p>
          </table:table-cell>
          <table:table-cell table:style-name="Táblázat23.B2" office:value-type="string">
            <text:p text:style-name="P17">Mechanika: <text:span text:style-name="T8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23.1">
          <table:table-cell table:style-name="Táblázat23.A6" office:value-type="string">
            <text:p text:style-name="P72"/>
          </table:table-cell>
          <table:table-cell table:style-name="Táblázat23.B2" office:value-type="string">
            <text:p text:style-name="P17">Százarcú</text:p>
          </table:table-cell>
          <table:table-cell table:style-name="Táblázat23.B2" office:value-type="string">
            <text:p text:style-name="P17">2 fok</text:p>
          </table:table-cell>
          <table:table-cell table:style-name="Táblázat23.B2" office:value-type="string">
            <text:p text:style-name="P17">1.fok:</text:p>
            <text:p text:style-name="P17">Álcázás/Álruha: 4.szint</text:p>
            <text:p text:style-name="P17">2.fok:</text:p>
            <text:p text:style-name="P11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2">ilyen esetekben a próba célszáma növekszik!</text:span></text:p>
            <text:p text:style-name="_5b_RPG_5d__20_Táblázat_20_-_20_Fortély_20_hatás"><text:span text:style-name="T30">Alapeset</text:span><text:span text:style-name="T29">::</text:span><text:span text:style-name="T12"> </text:span><text:span text:style-name="T29">Gyors átöltözéskor <text:s/>körülménytől függően + [1-6]-al nőhet a képzettségpróba nehézsége.</text:span><text:line-break/><text:span text:style-name="T4">1.fok:</text:span><text:span text:style-name="T8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8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Villámgyors keresés</text:p>
          </table:table-cell>
          <table:table-cell table:style-name="Táblázat23.B2" office:value-type="string">
            <text:p text:style-name="P11">1 fok</text:p>
          </table:table-cell>
          <table:table-cell table:style-name="Táblázat23.B2" office:value-type="string">
            <text:p text:style-name="P17">Keresés: <text:span text:style-name="T9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72"/>
          </table:table-cell>
          <table:table-cell table:style-name="Táblázat23.B2" office:value-type="string">
            <text:p text:style-name="P17">Zártörő</text:p>
          </table:table-cell>
          <table:table-cell table:style-name="Táblázat23.B2" office:value-type="string">
            <text:p text:style-name="P11">1 fok</text:p>
          </table:table-cell>
          <table:table-cell table:style-name="Táblázat23.B2" office:value-type="string">
            <text:p text:style-name="P17">Zárnyitás: <text:span text:style-name="T9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2">mérsékeli a</text:span><text:span text:style-name="T13"> célszám emelkedést</text:span>.</text:p>
          </table:table-cell>
        </table:table-row>
      </table:table>
      <text:p text:style-name="Standard"/>
      <text:p text:style-name="Standard"><text:soft-page-break/></text:p>
      <text:h text:style-name="Heading_20_2" text:outline-level="2">Szociális fortélyok</text:h>
      <text:p text:style-name="P127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56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able:table-row table:style-name="TableLine1712525439776"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 table:style-name="TableLine1712525439200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76"><text:line-break/><text:span text:style-name="T10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76">1.fok: Intelligencia: +1</text:p>
            <text:p text:style-name="P76">Emberismeret: <text:line-break/><text:span text:style-name="T11">6. szint</text:span></text:p>
            <text:p text:style-name="P76"/>
            <text:p text:style-name="P76">2.fok: Intelligencia: +1</text:p>
            <text:p text:style-name="P76"><text:span text:style-name="T8">Emberismeret:</text:span> <text:line-break/><text:span text:style-name="T11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7">+3), </text:span><text:span text:style-name="T19">2.fokon</text:span><text:span text:style-name="T17"> két fokozattal (+6) </text:span>nehezebb <text:span text:style-name="T17"><text:s/></text:span>Emberismeret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<text:span text:style-name="T23">1.fok</text:span><text:span text:style-name="T26"> esetén </text:span>egy fokozattal (-3), <text:span text:style-name="T5">2.fokon</text:span> <text:span text:style-name="T17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ableLine1712525436320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76">1 fok</text:p>
          </table:table-cell>
          <table:table-cell table:style-name="Szociális_5f_fortélyok.B2" office:value-type="string">
            <text:p text:style-name="P76">Intelligencia: +1</text:p>
            <text:p text:style-name="P76">Emberismeret:<text:line-break/><text:span text:style-name="T11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7">+3) </text:span>Emberismeret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egy fokozattal könnyebb (-3) Emberismeret próbát dobsz</text:p>
          </table:table-cell>
        </table:table-row>
        <table:table-row table:style-name="TableLine1712525442368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76">1 fok</text:p>
          </table:table-cell>
          <table:table-cell table:style-name="Szociális_5f_fortélyok.B2" office:value-type="string">
            <text:p text:style-name="P76">Intelligencia: +1</text:p>
            <text:p text:style-name="P76">Emberismeret:<text:line-break/><text:span text:style-name="T11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7">+3) </text:span>Emberismeret próbát dob</text:p>
            <text:p text:style-name="P69"><text:span text:style-name="_5b_RPG_5d__20_Kiemelt_20_kifejezés"><text:span text:style-name="T23">Passzív alkalmazá</text:span></text:span><text:span text:style-name="_5b_RPG_5d__20_Kiemelt_20_kifejezés"><text:span text:style-name="T25">s</text:span></text:span><text:span text:style-name="T27">: téged próbálnak átverni. Ekkor </text:span><text:span text:style-name="T8">egy fokozattal könnyebb (-3) Emberismeret próbát dobsz</text:span></text:p>
          </table:table-cell>
        </table:table-row>
        <table:table-row table:style-name="TableLine1712525437760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76">1 fok</text:p>
          </table:table-cell>
          <table:table-cell table:style-name="Szociális_5f_fortélyok.B2" office:value-type="string">
            <text:p text:style-name="P76">Önuralom: +2</text:p>
            <text:p text:style-name="P76">Emberismeret: <text:line-break/><text:span text:style-name="T11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7">+1) Önuralom</text:span>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egy fokozattal könnyebb (-1) Önuralom próbát dobsz</text:p>
          </table:table-cell>
        </table:table-row>
        <table:table-row table:style-name="TableLine1712525449856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76">1 fok</text:p>
          </table:table-cell>
          <table:table-cell table:style-name="Szociális_5f_fortélyok.B2" office:value-type="string">
            <text:p text:style-name="P76">Önuralom: <text:span text:style-name="T9">+2</text:span></text:p>
            <text:p text:style-name="P69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76">- Nem mágikus befolyást célzó, önuralmat érintő Önuralom próbákra: <text:span text:style-name="T16">+</text:span>1</text:p>
            <text:p text:style-name="P76">- Asztrális ellenállás nő: <text:span text:style-name="T31">+1 AME</text:span></text:p>
          </table:table-cell>
        </table:table-row>
        <table:table-row table:style-name="TableLine1712525442656"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76">1 fok</text:p>
          </table:table-cell>
          <table:table-cell table:style-name="Szociális_5f_fortélyok.B2" office:value-type="string">
            <text:p text:style-name="P77">Intelligencia: +2</text:p>
            <text:p text:style-name="P77">Önuralom: +1</text:p>
            <text:p text:style-name="P69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76">- Nem mágikus gondolati befolyást célzó Intelligencia próbákra: <text:span text:style-name="T16">+</text:span>1 bónusz</text:p>
            <text:p text:style-name="P76">- Mentális ellenállás nő: <text:span text:style-name="T31">+1 MME</text:span></text:p>
          </table:table-cell>
        </table:table-row>
      </table:table>
      <text:p text:style-name="Text_20_body"/>
      <text:h text:style-name="Heading_20_2" text:outline-level="2">Világi Fortélyok</text:h>
      <text:p text:style-name="P6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 table:style-name="TableLine1712525446688"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 table:style-name="TableLine1712525438048">
          <table:table-cell table:style-name="Tábla3.A2" office:value-type="string">
            <text:p text:style-name="P11"/>
          </table:table-cell>
          <table:table-cell table:style-name="Tábla3.B2" office:value-type="string">
            <text:p text:style-name="P17">Baráti állatok</text:p>
          </table:table-cell>
          <table:table-cell table:style-name="Tábla3.B2" office:value-type="string">
            <text:p text:style-name="P11">1 fok</text:p>
          </table:table-cell>
          <table:table-cell table:style-name="Tábla3.B2" office:value-type="string">
            <text:p text:style-name="P17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Tudományos Fortélyok</text:h>
      <text:p text:style-name="P6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 table:style-name="TableLine1712525452736"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 table:style-name="TableLine1712525435744">
          <table:table-cell table:style-name="Tábla2.A2" office:value-type="string">
            <text:p text:style-name="P11"/>
          </table:table-cell>
          <table:table-cell table:style-name="Tábla2.B2" office:value-type="string">
            <text:p text:style-name="P17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11">Nyelvismeret: 4.szint</text:p>
          </table:table-cell>
          <table:table-cell table:style-name="Tábla2.E2" office:value-type="string">
            <text:p text:style-name="P81">Ismered a betűvésés tudományát.</text:p>
            <text:p text:style-name="P81">Minden nyelvet, amit legalább 4. szinten beszélsz, képes vagy írásban is megérteni, továbbá írni is tudsz vele.</text:p>
            <text:p text:style-name="P81"/>
            <text:p text:style-name="P81">Speciális: Ha Tradíciót veszel fel, automatikusan megkapod az Írástudó fortélyt. </text:p>
          </table:table-cell>
        </table:table-row>
        <table:table-row table:style-name="TableLine1712525447840">
          <table:table-cell table:style-name="Tábla2.A2" office:value-type="string">
            <text:p text:style-name="P11"/>
          </table:table-cell>
          <table:table-cell table:style-name="Tábla2.B2" office:value-type="string">
            <text:p text:style-name="P17">Különleges faj</text:p>
          </table:table-cell>
          <table:table-cell table:style-name="Tábla2.B2" office:value-type="string">
            <text:p text:style-name="P17">1 fok</text:p>
            <text:p text:style-name="P28">(sokszor felvehető)</text:p>
          </table:table-cell>
          <table:table-cell table:style-name="Tábla2.B2" office:value-type="string">
            <text:p text:style-name="P11">Változó Élettan szint<text:line-break/>(KM dönt)</text:p>
            <text:p text:style-name="P11"/>
            <text:p text:style-name="P11">Történet, előtörténet</text:p>
          </table:table-cell>
          <table:table-cell table:style-name="Tábla2.E2" office:value-type="string">
            <text:p text:style-name="P81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81">Például: aun, amund, sárkány, </text:p>
            <text:p text:style-name="P71">Nyilvánvaló, hogy egy sárkány esetén az Élettan követelmény magasabb lesz, mint egy aun esetén.</text:p>
          </table:table-cell>
        </table:table-row>
        <table:table-row table:style-name="TableLine1712525438912">
          <table:table-cell table:style-name="Tábla2.A4" office:value-type="string">
            <text:p text:style-name="P11"/>
          </table:table-cell>
          <table:table-cell table:style-name="Tábla2.B2" office:value-type="string">
            <text:p text:style-name="P17">Nyelvtehetség</text:p>
          </table:table-cell>
          <table:table-cell table:style-name="Tábla2.B2" office:value-type="string">
            <text:p text:style-name="P17">???</text:p>
          </table:table-cell>
          <table:table-cell table:style-name="Tábla2.B2" office:value-type="string">
            <text:p text:style-name="P18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6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1712525451584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1712525471744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171252545417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32" text:outline-level="2">Mágikus, misztikus fortélyok</text:h>
      <text:p text:style-name="P6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 table:style-name="TableLine1712525472032"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 table:style-name="TableLine1712525466560">
          <table:table-cell table:style-name="Táblázat18.A2" office:value-type="string">
            <text:p text:style-name="P11"/>
          </table:table-cell>
          <table:table-cell table:style-name="Táblázat18.B2" office:value-type="string">
            <text:p text:style-name="P17">Elemi sík nyelve</text:p>
          </table:table-cell>
          <table:table-cell table:style-name="Táblázat18.B2" office:value-type="string">
            <text:p text:style-name="P17">1</text:p>
          </table:table-cell>
          <table:table-cell table:style-name="Táblázat18.B2" office:value-type="string">
            <text:p text:style-name="P11">Elemi mágia – 9.szint</text:p>
            <text:p text:style-name="P31">???</text:p>
          </table:table-cell>
          <table:table-cell table:style-name="Táblázat18.E2" office:value-type="string">
            <text:p text:style-name="P81">Képes vagy kommunikálni egy általad választott őselemi sík lakóival.</text:p>
          </table:table-cell>
        </table:table-row>
        <table:table-row table:style-name="TableLine1712525464832">
          <table:table-cell table:style-name="Táblázat18.A2" office:value-type="string">
            <text:p text:style-name="P11"/>
          </table:table-cell>
          <table:table-cell table:style-name="Táblázat18.B2" office:value-type="string">
            <text:p text:style-name="P17">Jóslás</text:p>
          </table:table-cell>
          <table:table-cell table:style-name="Táblázat18.B2" office:value-type="string">
            <text:p text:style-name="P17">2</text:p>
          </table:table-cell>
          <table:table-cell table:style-name="Táblázat18.B2" office:value-type="string">
            <text:p text:style-name="P11">1.fok:<text:line-break/>Fogékonyság: <text:span text:style-name="T9">x</text:span></text:p>
            <text:p text:style-name="P11"/>
            <text:p text:style-name="P11">2.fok:<text:line-break/>Fogékonyság: <text:span text:style-name="T9">y</text:span></text:p>
          </table:table-cell>
          <table:table-cell table:style-name="Táblázat18.E2" office:value-type="string">
            <text:p text:style-name="P71">TODO</text:p>
          </table:table-cell>
        </table:table-row>
        <table:table-row table:style-name="TableLine1712525464544">
          <table:table-cell table:style-name="Táblázat18.A2" office:value-type="string">
            <text:p text:style-name="P11"/>
          </table:table-cell>
          <table:table-cell table:style-name="Táblázat18.B2" office:value-type="string">
            <text:p text:style-name="P17">Antissjárás</text:p>
          </table:table-cell>
          <table:table-cell table:style-name="Táblázat18.B2" office:value-type="string">
            <text:p text:style-name="P17"/>
          </table:table-cell>
          <table:table-cell table:style-name="Táblázat18.B2" office:value-type="string">
            <text:p text:style-name="P11"/>
          </table:table-cell>
          <table:table-cell table:style-name="Táblázat18.E2" office:value-type="string">
            <text:p text:style-name="P71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 table:style-name="TableLine1712525458496"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 table:style-name="TableLine1712525470016">
          <table:table-cell table:style-name="Táblázat19.A2" office:value-type="string">
            <text:p text:style-name="P42"/>
          </table:table-cell>
          <table:table-cell table:style-name="Táblázat19.A2" office:value-type="string">
            <text:p text:style-name="P42">Pszí alkalmazás</text:p>
          </table:table-cell>
          <table:table-cell table:style-name="Táblázat19.A2" office:value-type="string">
            <text:p text:style-name="P42">4 </text:p>
            <text:p text:style-name="P43">(5?)</text:p>
          </table:table-cell>
          <table:table-cell table:style-name="Táblázat19.A2" office:value-type="string">
            <text:p text:style-name="P42">1.fok: </text:p>
            <text:p text:style-name="P42">Intelligencia: 0, Önuralom: +1</text:p>
            <text:p text:style-name="P42"><text:line-break/>2.fok: <text:line-break/>Intelligencia: 0, Önuralom: 0, Összpontosítás: 3. szint,<text:line-break/>legalább egy pszí-iskola 3.szinten</text:p>
            <text:p text:style-name="P42"><text:line-break/>3.fok: </text:p>
            <text:p text:style-name="P42">Intelligencia: +1, Önuralom: +2, Összpontosítás: 6.szint, <text:line-break/>legalább egy pszí-iskola 6.szinten</text:p>
            <text:p text:style-name="P42"><text:line-break/>4.fok: </text:p>
            <text:p text:style-name="P42">Intelligencia: +2, Önuralom: +3, Összpontosítás: 9.szint, <text:line-break/>legalább egy pszí-iskola <text:span text:style-name="T9">12.szinten</text:span></text:p>
            <text:p text:style-name="P42"/>
            <text:p text:style-name="P42">5.fok:</text:p>
            <text:p text:style-name="P42">ki tudja...?</text:p>
          </table:table-cell>
          <table:table-cell table:style-name="Táblázat19.E2" office:value-type="string">
            <text:p text:style-name="_5b_RPG_5d__20_Táblázat_20_-_20_Fortély_20_hatás">1.fok</text:p>
            <text:list xml:id="list1409806005" text:style-name="L25">
              <text:list-item>
                <text:p text:style-name="P171">Ha valaki felveszi 1.fokon a Pszí alkalmazás fortélyt, akkor választania kell egy pszí iskolát is, amit kötelezően azonnal növelnie is kell legalább <text:span text:style-name="T9">1.képzettség-szintre</text:span>.</text:p>
              </text:list-item>
              <text:list-item>
                <text:p text:style-name="P171"><text:span text:style-name="T62">Tapasztalati s</text:span>zintenként 4Ψp vehető fel</text:p>
              </text:list-item>
              <text:list-item>
                <text:p text:style-name="P171">Passzív: az alkalmazó csak magára képes a diszciplínákat alkalmazni</text:p>
              </text:list-item>
              <text:list-item>
                <text:p text:style-name="P171">Követelmény: Intelligencia: 0, Önuralom: 0 <text:span text:style-name="T9">(vagy +1 már itt is??)</text:span></text:p>
              </text:list-item>
              <text:list-item>
                <text:p text:style-name="P171"><text:bookmark-start text:name="DDE_LINK1"/>Pszí pontok visszatérése meditációban: 1 óra alatt<text:bookmark-end text:name="DDE_LINK1"/></text:p>
              </text:list-item>
            </text:list>
            <text:p text:style-name="_5b_RPG_5d__20_Táblázat_20_-_20_Fortély_20_hatás">2.fok</text:p>
            <text:list xml:id="list221025935574123" text:continue-list="list1409806005" text:style-name="L25">
              <text:list-item text:start-value="1">
                <text:p text:style-name="P172"><text:span text:style-name="T62">Tapasztalati s</text:span>zintenként 4Ψp vehető fel</text:p>
              </text:list-item>
              <text:list-item>
                <text:p text:style-name="P171">Aktív: magára, vagy egy célszemélyre képes hatni, akit lát. </text:p>
              </text:list-item>
              <text:list-item>
                <text:p text:style-name="P171">Max hatótáv: <text:span text:style-name="T54">20m, +5méterenként +1Ψp</text:span></text:p>
              </text:list-item>
              <text:list-item>
                <text:p text:style-name="P171">Követelmény: Intelligencia: 0, Önuralom: <text:span text:style-name="T9">+1</text:span>, Összpontosítás: 3. szint</text:p>
              </text:list-item>
              <text:list-item>
                <text:p text:style-name="P171">Pszí pontok visszatérése meditációban: 30 perc alatt</text:p>
              </text:list-item>
            </text:list>
            <text:p text:style-name="_5b_RPG_5d__20_Táblázat_20_-_20_Fortély_20_hatás">3.fok</text:p>
            <text:list xml:id="list221026728979791" text:continue-list="list221025935574123" text:style-name="L25">
              <text:list-item text:start-value="1">
                <text:p text:style-name="P172"><text:span text:style-name="T62">Tapasztalati s</text:span>zintenként 5Ψp vehető fel <text:span text:style-name="T62">(visszamenőlegesen nem érvényes!)</text:span></text:p>
              </text:list-item>
              <text:list-item>
                <text:p text:style-name="P171">Aktív: magára, vagy <text:span text:style-name="T9">legfeljebb 2 célszemélyre</text:span> képes egyszerre hatni, akiket lát, vagy egy valakire, akit nem lát, de jól ismer.</text:p>
              </text:list-item>
              <text:list-item>
                <text:p text:style-name="P171">Max hatótáv: <text:span text:style-name="T54">100m, +5méterenként +1Ψp</text:span></text:p>
              </text:list-item>
              <text:list-item>
                <text:p text:style-name="P171">Követelmény: Intelligencia: +1, Önuralom: +2, Összpontosítás: 6.szint, <text:line-break/>pszí-iskola <text:span text:style-name="T9">6.szinten</text:span></text:p>
              </text:list-item>
              <text:list-item>
                <text:p text:style-name="P171">Pszí pontok visszatérése meditációban: 10 perc alatt</text:p>
              </text:list-item>
            </text:list>
            <text:p text:style-name="_5b_RPG_5d__20_Táblázat_20_-_20_Fortély_20_hatás">4.fok</text:p>
            <text:list xml:id="list221026561768379" text:continue-list="list221026728979791" text:style-name="L25">
              <text:list-item text:start-value="1">
                <text:p text:style-name="P172"><text:span text:style-name="T62">Tapasztalati s</text:span>zintenként 5Ψp vehető fel</text:p>
                <text:p text:style-name="P173">(visszamenőlegesen nem érvényes!)</text:p>
              </text:list-item>
              <text:list-item>
                <text:p text:style-name="P171">Ez a mester szint. Egyben a legerősebb "hálózat" jellegű diszciplínák követelménye is.</text:p>
              </text:list-item>
              <text:list-item>
                <text:p text:style-name="P171">Aktív-háló: magára, vagy több jól látható emberre képes egyszerre hatni, vagy egy valakire, akit nem lát, de jól ismer.</text:p>
              </text:list-item>
              <text:list-item>
                <text:p text:style-name="P171">Max hatótáv: <text:span text:style-name="T54">500m, +5méterenként +1Ψp</text:span></text:p>
              </text:list-item>
              <text:list-item>
                <text:p text:style-name="P171">Követelmény: Intelligencia: +2, Önuralom: +3, Összpontosítás: 9.szint, <text:line-break/>pszí-iskola <text:span text:style-name="T9">12.szinten</text:span></text:p>
              </text:list-item>
              <text:list-item>
                <text:p text:style-name="P171">Pszí pontok visszatérése meditációban: 1 perc alatt</text:p>
              </text:list-item>
            </text:list>
            <text:p text:style-name="_5b_RPG_5d__20_Táblázat_20_-_20_Fortély_20_hatás">5.fok (<text:span text:style-name="T54">Titkos fok. Legyen?)</text:span></text:p>
          </table:table-cell>
        </table:table-row>
      </table:table>
      <text:p text:style-name="Standard"/>
      <text:p text:style-name="P6"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5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7"/>
      <text:p text:style-name="P65">--</text:p>
      <text:p text:style-name="P66">Creative Commons License</text:p>
      <text:p text:style-name="P98"><text:span text:style-name="T53">Ezen dokumentum maga, továbbá részletei, vagy másolatai kizárólag a Creative Commons <text:s/>„Nevezd meg!-Ne add el!-Így add tovább! 2.5 Magyarország” </text:span><text:span text:style-name="_5b_RPG_5d__20_Áthúzott"><text:span text:style-name="T52">Licenc feltételeinek megfelelően használható fel</text:span></text:span><text:span text:style-name="_5b_RPG_5d__20_Áthúzott"><text:span text:style-name="T48">. </text:span></text:span></text:p>
      <text:p text:style-name="P98"><text:span text:style-name="_5b_RPG_5d__20_Áthúzott"><text:span text:style-name="T49">Ailtas, 2008 </text:span></text:span></text:p>
      <text:p text:style-name="P98"><text:span text:style-name="_5b_RPG_5d__20_Áthúzott"><text:span text:style-name="T50">(</text:span></text:span><text:span text:style-name="_5b_RPG_5d__20_Áthúzott"><text:span text:style-name="T51">CC</text:span></text:span><text:span text:style-name="_5b_RPG_5d__20_Áthúzott"><text:span text:style-name="T50">(BY-NC-SA))</text:span></text:span><text:span text:style-name="_5b_RPG_5d__20_Áthúzott"><text:span text:style-name="T49"> Fekete Bálint, 2008</text:span></text:span></text:p>
      <text:p text:style-name="P98"><text:span text:style-name="_5b_RPG_5d__20_Áthúzott"><text:span text:style-name="T49">--</text:span></text:span></text:p>
      <text:p text:style-name="P98"><text:span text:style-name="_5b_RPG_5d__20_Áthúzott"><text:span text:style-name="T48"/></text:span></text:p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" svg:font-family="Times" style:font-adornments="Félkövér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FreeSerif2" fo:font-family="FreeSerif" style:font-style-name="Dőlt" style:font-pitch="variable" fo:font-size="11pt" fo:font-style="italic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 style:lines="3"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2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896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KM100</text:p>
      </style:header>
      <style:footer>
        <text:p text:style-name="MP2"><text:page-number text:select-page="current">21</text:page-number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1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Fortélyok</dc:subject>
    <dc:date>2023-11-14T22:10:25.412000000</dc:date>
    <meta:editing-cycles>19</meta:editing-cycles>
    <meta:editing-duration>PT2H6M20S</meta:editing-duration>
    <meta:document-statistic meta:table-count="19" meta:image-count="1" meta:object-count="0" meta:page-count="31" meta:paragraph-count="978" meta:word-count="5788" meta:character-count="40317" meta:non-whitespace-character-count="35472"/>
    <meta:user-defined meta:name="Info 1"/>
    <meta:user-defined meta:name="Info 2"/>
    <meta:user-defined meta:name="Info 3"/>
    <meta:user-defined meta:name="Info 4"/>
  </office:meta>
</office:document-meta>
</file>